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53939.076666667" calcext:value-type="float">
            <text:p><text:s/>153,93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3939.076666667" calcext:value-type="float">
            <text:p><text:s/>153,939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9538192.4933333" calcext:value-type="float">
            <text:p><text:s/>19,538,192 <text:s/></text:p>
          </table:table-cell>
          <table:table-cell table:style-name="ce42" office:value-type="float" office:value="3419618.97888889" calcext:value-type="float">
            <text:p><text:s/>3,419,619 <text:s/></text:p>
          </table:table-cell>
          <table:table-cell table:style-name="ce42" office:value-type="float" office:value="15809144.5811111" calcext:value-type="float">
            <text:p><text:s/>15,809,145 <text:s/></text:p>
          </table:table-cell>
          <table:table-cell table:style-name="ce42" office:value-type="float" office:value="61732.9222222222" calcext:value-type="float">
            <text:p><text:s/>61,733 <text:s/></text:p>
          </table:table-cell>
          <table:table-cell table:style-name="ce42" office:value-type="float" office:value="32350.3444444444" calcext:value-type="float">
            <text:p><text:s/>32,3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345.666666667" calcext:value-type="float">
            <text:p><text:s/>215,3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24.777777777778" calcext:value-type="float">
            <text:p><text:s/>2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4.777777777778" calcext:value-type="float">
            <text:p><text:s/>2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747579.62303853" calcext:value-type="float">
            <text:p><text:s/>1,747,580 <text:s/></text:p>
          </table:table-cell>
          <table:table-cell table:style-name="ce42" office:value-type="float" office:value="141561.497777778" calcext:value-type="float">
            <text:p><text:s/>141,561 <text:s/></text:p>
          </table:table-cell>
          <table:table-cell table:style-name="ce42" office:value-type="float" office:value="1568656.91164954" calcext:value-type="float">
            <text:p><text:s/>1,568,6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401.3097221184" calcext:value-type="float">
            <text:p><text:s/>-1,4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762.5233333333" calcext:value-type="float">
            <text:p><text:s/>38,7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7944327.1691837" calcext:value-type="float">
            <text:p><text:s/>17,944,327 <text:s/></text:p>
          </table:table-cell>
          <table:table-cell table:style-name="ce43" office:value-type="float" office:value="3278057.48111111" calcext:value-type="float">
            <text:p><text:s/>3,278,057 <text:s/></text:p>
          </table:table-cell>
          <table:table-cell table:style-name="ce43" office:value-type="float" office:value="14394426.7461282" calcext:value-type="float">
            <text:p><text:s/>14,394,427 <text:s/></text:p>
          </table:table-cell>
          <table:table-cell table:style-name="ce43" office:value-type="float" office:value="61732.9222222222" calcext:value-type="float">
            <text:p><text:s/>61,733 <text:s/></text:p>
          </table:table-cell>
          <table:table-cell table:style-name="ce43" office:value-type="float" office:value="33751.6541665628" calcext:value-type="float">
            <text:p><text:s/>33,75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6358.365555556" calcext:value-type="float">
            <text:p><text:s/>176,35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14742.459355556" calcext:value-type="float">
            <text:p><text:s/>514,742 <text:s/></text:p>
          </table:table-cell>
          <table:table-cell table:style-name="ce43" office:value-type="float" office:value="113219.288888889" calcext:value-type="float">
            <text:p><text:s/>113,219 <text:s/></text:p>
          </table:table-cell>
          <table:table-cell table:style-name="ce43" office:value-type="float" office:value="275627.166666667" calcext:value-type="float">
            <text:p><text:s/>275,62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5896.0038" calcext:value-type="float">
            <text:p><text:s/>125,89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464848.5170042" calcext:value-type="float">
            <text:p><text:s/>16,464,849 <text:s/></text:p>
          </table:table-cell>
          <table:table-cell table:style-name="ce42" office:value-type="float" office:value="3164838.19222222" calcext:value-type="float">
            <text:p><text:s/>3,164,838 <text:s/></text:p>
          </table:table-cell>
          <table:table-cell table:style-name="ce42" office:value-type="float" office:value="10777755.3323776" calcext:value-type="float">
            <text:p><text:s/>10,777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751.6541665628" calcext:value-type="float">
            <text:p><text:s/>33,75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9338.30823778" calcext:value-type="float">
            <text:p><text:s/>2,059,3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252990.72555556" calcext:value-type="float">
            <text:p><text:s/>3,252,991 <text:s/></text:p>
          </table:table-cell>
          <table:table-cell table:style-name="ce42" office:value-type="float" office:value="3164838.19222222" calcext:value-type="float">
            <text:p><text:s/>3,164,838 <text:s/></text:p>
          </table:table-cell>
          <table:table-cell table:style-name="ce42" office:value-type="float" office:value="88152.5333333333" calcext:value-type="float">
            <text:p><text:s/>88,1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417397.18790444" calcext:value-type="float">
            <text:p><text:s/>2,417,3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8058.879666667" calcext:value-type="float">
            <text:p><text:s/>358,0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59338.30823778" calcext:value-type="float">
            <text:p><text:s/>2,059,3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749002.16918369" calcext:value-type="float">
            <text:p><text:s/>8,749,0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15250.51501713" calcext:value-type="float">
            <text:p><text:s/>8,715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751.6541665628" calcext:value-type="float">
            <text:p><text:s/>33,7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045458.43436047" calcext:value-type="float">
            <text:p><text:s/>2,045,4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16293.40436047" calcext:value-type="float">
            <text:p><text:s/>1,616,29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089712.59044444" calcext:value-type="float">
            <text:p><text:s/>4,089,7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83857.44444444" calcext:value-type="float">
            <text:p><text:s/>2,483,8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089712.59044444" calcext:value-type="float">
            <text:p><text:s/>4,089,7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83857.44444444" calcext:value-type="float">
            <text:p><text:s/>2,483,8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34490.661" calcext:value-type="float">
            <text:p><text:s/>634,4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11058.360666667" calcext:value-type="float">
            <text:p><text:s/>311,05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23432.300333333" calcext:value-type="float">
            <text:p><text:s/>323,43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7853.16886666667" calcext:value-type="float">
            <text:p><text:s/>7,85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652.4662" calcext:value-type="float">
            <text:p><text:s/>1,65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412104.95340175" calcext:value-type="float">
            <text:p><text:s/>4,412,10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41044.24708398" calcext:value-type="float">
            <text:p><text:s/>3,341,044 <text:s/></text:p>
          </table:table-cell>
          <table:table-cell table:style-name="ce44" office:value-type="float" office:value="61732.9222222222" calcext:value-type="float">
            <text:p><text:s/>61,73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73329.031762222" calcext:value-type="float">
            <text:p><text:s/>473,32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184167.00229064" calcext:value-type="float">
            <text:p><text:s/>4,184,1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41044.24708398" calcext:value-type="float">
            <text:p><text:s/>3,341,04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07124.002873333" calcext:value-type="float">
            <text:p><text:s/>307,12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184167.00229064" calcext:value-type="float">
            <text:p><text:s/>4,184,1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1044.24708398" calcext:value-type="float">
            <text:p><text:s/>3,341,0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7124.002873333" calcext:value-type="float">
            <text:p><text:s/>307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8124.8859894553" calcext:value-type="float">
            <text:p><text:s/>68,1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124.8859894553" calcext:value-type="float">
            <text:p><text:s/>68,1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91281.630261976" calcext:value-type="float">
            <text:p><text:s/>291,2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281.630261976" calcext:value-type="float">
            <text:p><text:s/>291,2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090697.96528123" calcext:value-type="float">
            <text:p><text:s/>1,090,6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0697.96528123" calcext:value-type="float">
            <text:p><text:s/>1,090,6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1769.195601174" calcext:value-type="float">
            <text:p><text:s/>141,7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769.195601174" calcext:value-type="float">
            <text:p><text:s/>141,7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000.7822222222" calcext:value-type="float">
            <text:p>( 26,00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000.7822222222" calcext:value-type="float">
            <text:p>( 26,0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15768.413378951" calcext:value-type="float">
            <text:p>( 115,76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5768.413378951" calcext:value-type="float">
            <text:p>( 115,76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82200.365668272" calcext:value-type="float">
            <text:p><text:s/>382,2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200.365668272" calcext:value-type="float">
            <text:p><text:s/>382,2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66728.404011786" calcext:value-type="float">
            <text:p><text:s/>566,7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6728.404011786" calcext:value-type="float">
            <text:p><text:s/>566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90939.76555556" calcext:value-type="float">
            <text:p><text:s/>1,890,9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0939.76555556" calcext:value-type="float">
            <text:p><text:s/>1,890,9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90298.41" calcext:value-type="float">
            <text:p><text:s/>1,890,2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0298.41" calcext:value-type="float">
            <text:p><text:s/>1,890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41.355555555556" calcext:value-type="float">
            <text:p><text:s/>6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1.355555555556" calcext:value-type="float">
            <text:p><text:s/>6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43122.755206667" calcext:value-type="float">
            <text:p><text:s/>843,1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7124.002873333" calcext:value-type="float">
            <text:p><text:s/>307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43122.755206667" calcext:value-type="float">
            <text:p><text:s/>843,1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7124.002873333" calcext:value-type="float">
            <text:p><text:s/>307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424248887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424248887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27937.951111111" calcext:value-type="float">
            <text:p><text:s/>227,9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732.9222222222" calcext:value-type="float">
            <text:p><text:s/>61,7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205.028888889" calcext:value-type="float">
            <text:p><text:s/>166,2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27937.951111111" calcext:value-type="float">
            <text:p><text:s/>227,9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732.9222222222" calcext:value-type="float">
            <text:p><text:s/>61,7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205.028888889" calcext:value-type="float">
            <text:p><text:s/>166,2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0544696.981866" calcext:value-type="float">
            <text:p><text:s/>50,544,6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978139.7531598" calcext:value-type="float">
            <text:p><text:s/>47,978,1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6557.22870615" calcext:value-type="float">
            <text:p><text:s/>2,566,5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196685.552" calcext:value-type="float">
            <text:p><text:s/>41,196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039213.3232939" calcext:value-type="float">
            <text:p><text:s/>41,039,2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472.228706154" calcext:value-type="float">
            <text:p><text:s/>157,4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9348011.429866" calcext:value-type="float">
            <text:p><text:s/>9,348,0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38926.429866" calcext:value-type="float">
            <text:p><text:s/>6,938,9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9085" calcext:value-type="float">
            <text:p><text:s/>2,409,0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62310" calcext:value-type="float">
            <text:p><text:s/>62,31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08081.8356786" calcext:value-type="float">
            <text:p><text:s/>43,408,082 <text:s/></text:p>
          </table:table-cell>
          <table:table-cell table:style-name="ce42" office:value-type="float" office:value="33543091" calcext:value-type="float">
            <text:p><text:s/>33,543,0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0783.98796" calcext:value-type="float">
            <text:p><text:s/>1,040,7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1004.31186077" calcext:value-type="float">
            <text:p><text:s/>1,921,0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.36727" calcext:value-type="float">
            <text:p><text:s/>1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4963.33333333" calcext:value-type="float">
            <text:p><text:s/>2,644,9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9632.88888889" calcext:value-type="float">
            <text:p><text:s/>1,439,6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1857.476056426" calcext:value-type="float">
            <text:p><text:s/>931,857 <text:s/></text:p>
          </table:table-cell>
          <table:table-cell table:style-name="ce42" office:value-type="float" office:value="-178226" calcext:value-type="float">
            <text:p><text:s/>-178,2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97.29306611104" calcext:value-type="float">
            <text:p><text:s/>6,6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532933.8255392" calcext:value-type="float">
            <text:p><text:s/>36,532,934 <text:s/></text:p>
          </table:table-cell>
          <table:table-cell table:style-name="ce43" office:value-type="float" office:value="33783627" calcext:value-type="float">
            <text:p><text:s/>33,783,62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33951.32762389" calcext:value-type="float">
            <text:p><text:s/>1,033,9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6952.10602556" calcext:value-type="float">
            <text:p><text:s/>2,536,9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9.81047" calcext:value-type="float">
            <text:p><text:s/>3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4" calcext:value-type="float">
            <text:p><text:s/>-0 <text:s/></text:p>
          </table:table-cell>
          <table:table-cell table:style-name="ce43" office:value-type="float" office:value="-0.00000000000294" calcext:value-type="float">
            <text:p><text:s/>-0 <text:s/></text:p>
          </table:table-cell>
          <table:table-cell table:style-name="ce43" office:value-type="float" office:value="0.000000000000258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2186.666666667" calcext:value-type="float">
            <text:p><text:s/>112,187 <text:s/></text:p>
          </table:table-cell>
          <table:table-cell table:style-name="ce42" office:value-type="float" office:value="263190.62" calcext:value-type="float">
            <text:p><text:s/>263,191 <text:s/></text:p>
          </table:table-cell>
          <table:table-cell table:style-name="ce42" office:value-type="float" office:value="53787.7433333333" calcext:value-type="float">
            <text:p><text:s/>53,788 <text:s/></text:p>
          </table:table-cell>
          <table:table-cell table:style-name="ce42" office:value-type="float" office:value="41466726.8269577" calcext:value-type="float">
            <text:p><text:s/>41,466,727 <text:s/></text:p>
          </table:table-cell>
          <table:table-cell table:style-name="ce42" office:value-type="float" office:value="33783627" calcext:value-type="float">
            <text:p><text:s/>33,783,6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783627" calcext:value-type="float">
            <text:p><text:s/>33,783,6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90693.73333333" calcext:value-type="float">
            <text:p><text:s/>7,190,6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2186.666666667" calcext:value-type="float">
            <text:p><text:s/>112,187 <text:s/></text:p>
          </table:table-cell>
          <table:table-cell table:style-name="ce43" office:value-type="float" office:value="263190.62" calcext:value-type="float">
            <text:p><text:s/>263,191 <text:s/></text:p>
          </table:table-cell>
          <table:table-cell table:style-name="ce43" office:value-type="float" office:value="53787.7433333333" calcext:value-type="float">
            <text:p><text:s/>53,788 <text:s/></text:p>
          </table:table-cell>
          <table:table-cell table:style-name="ce43" office:value-type="float" office:value="492406.093624331" calcext:value-type="float">
            <text:p><text:s/>492,40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64466.6" calcext:value-type="float">
            <text:p><text:s/>664,467 <text:s/></text:p>
          </table:table-cell>
          <table:table-cell table:style-name="ce42" office:value-type="float" office:value="822866.741666667" calcext:value-type="float">
            <text:p><text:s/>822,867 <text:s/></text:p>
          </table:table-cell>
          <table:table-cell table:style-name="ce42" office:value-type="float" office:value="118521.804333333" calcext:value-type="float">
            <text:p><text:s/>118,522 <text:s/></text:p>
          </table:table-cell>
          <table:table-cell table:style-name="ce42" office:value-type="float" office:value="36749732.1638522" calcext:value-type="float">
            <text:p><text:s/>36,749,7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2885" calcext:value-type="float">
            <text:p><text:s/>1,182,885 <text:s/></text:p>
          </table:table-cell>
          <table:table-cell table:style-name="ce42" office:value-type="float" office:value="970313.93163" calcext:value-type="float">
            <text:p><text:s/>970,3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64466.6" calcext:value-type="float">
            <text:p><text:s/>664,467 <text:s/></text:p>
          </table:table-cell>
          <table:table-cell table:style-name="ce42" office:value-type="float" office:value="822866.741666667" calcext:value-type="float">
            <text:p><text:s/>822,867 <text:s/></text:p>
          </table:table-cell>
          <table:table-cell table:style-name="ce42" office:value-type="float" office:value="118521.804333333" calcext:value-type="float">
            <text:p><text:s/>118,522 <text:s/></text:p>
          </table:table-cell>
          <table:table-cell table:style-name="ce42" office:value-type="float" office:value="35490858.6988984" calcext:value-type="float">
            <text:p><text:s/>35,490,85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2885" calcext:value-type="float">
            <text:p><text:s/>1,182,885 <text:s/></text:p>
          </table:table-cell>
          <table:table-cell table:style-name="ce42" office:value-type="float" office:value="918439.768454" calcext:value-type="float">
            <text:p><text:s/>918,44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58873.46495378" calcext:value-type="float">
            <text:p><text:s/>1,258,87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1874.163176" calcext:value-type="float">
            <text:p><text:s/>51,8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91859.733333333" calcext:value-type="float">
            <text:p><text:s/>191,860 <text:s/></text:p>
          </table:table-cell>
          <table:table-cell table:style-name="ce42" office:value-type="float" office:value="408609.105333333" calcext:value-type="float">
            <text:p><text:s/>408,609 <text:s/></text:p>
          </table:table-cell>
          <table:table-cell table:style-name="ce42" office:value-type="float" office:value="34021.8223333333" calcext:value-type="float">
            <text:p><text:s/>34,022 <text:s/></text:p>
          </table:table-cell>
          <table:table-cell table:style-name="ce42" office:value-type="float" office:value="1860593.91446334" calcext:value-type="float">
            <text:p><text:s/>1,860,5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2885" calcext:value-type="float">
            <text:p><text:s/>1,182,885 <text:s/></text:p>
          </table:table-cell>
          <table:table-cell table:style-name="ce42" office:value-type="float" office:value="19449.99824" calcext:value-type="float">
            <text:p><text:s/>19,4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.8666666666667" calcext:value-type="float">
            <text:p><text:s/>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10751.2" calcext:value-type="float">
            <text:p><text:s/>110,751 <text:s/></text:p>
          </table:table-cell>
          <table:table-cell table:style-name="ce42" office:value-type="float" office:value="166285.338333333" calcext:value-type="float">
            <text:p><text:s/>166,285 <text:s/></text:p>
          </table:table-cell>
          <table:table-cell table:style-name="ce42" office:value-type="float" office:value="34021.8223333333" calcext:value-type="float">
            <text:p><text:s/>34,022 <text:s/></text:p>
          </table:table-cell>
          <table:table-cell table:style-name="ce42" office:value-type="float" office:value="9260.57777777778" calcext:value-type="float">
            <text:p><text:s/>9,2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81108.5333333334" calcext:value-type="float">
            <text:p><text:s/>81,109 <text:s/></text:p>
          </table:table-cell>
          <table:table-cell table:style-name="ce42" office:value-type="float" office:value="242323.767" calcext:value-type="float">
            <text:p><text:s/>242,3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.888888888889" calcext:value-type="float">
            <text:p><text:s/>2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0919.50335223" calcext:value-type="float">
            <text:p><text:s/>1,850,9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2885" calcext:value-type="float">
            <text:p><text:s/>1,182,885 <text:s/></text:p>
          </table:table-cell>
          <table:table-cell table:style-name="ce42" office:value-type="float" office:value="19449.99824" calcext:value-type="float">
            <text:p><text:s/>19,4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.7444444444444" calcext:value-type="float">
            <text:p><text:s/>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.3333333333333" calcext:value-type="float">
            <text:p><text:s/>2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8" calcext:value-type="float">
            <text:p><text:s/>28 <text:s/></text:p>
          </table:table-cell>
          <table:table-cell table:style-name="ce44" office:value-type="float" office:value="5147.45233333333" calcext:value-type="float">
            <text:p><text:s/>5,147 <text:s/></text:p>
          </table:table-cell>
          <table:table-cell table:style-name="ce44" office:value-type="float" office:value="1025.25033333333" calcext:value-type="float">
            <text:p><text:s/>1,02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60392.2" calcext:value-type="float">
            <text:p><text:s/>360,392 <text:s/></text:p>
          </table:table-cell>
          <table:table-cell table:style-name="ce44" office:value-type="float" office:value="145919.564" calcext:value-type="float">
            <text:p><text:s/>145,920 <text:s/></text:p>
          </table:table-cell>
          <table:table-cell table:style-name="ce44" office:value-type="float" office:value="29686.9883333333" calcext:value-type="float">
            <text:p><text:s/>29,687 <text:s/></text:p>
          </table:table-cell>
          <table:table-cell table:style-name="ce44" office:value-type="float" office:value="27418393.1419449" calcext:value-type="float">
            <text:p><text:s/>27,418,39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984465.45054389" calcext:value-type="float">
            <text:p><text:s/>1,984,46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60392.2" calcext:value-type="float">
            <text:p><text:s/>360,392 <text:s/></text:p>
          </table:table-cell>
          <table:table-cell table:style-name="ce44" office:value-type="float" office:value="145919.564" calcext:value-type="float">
            <text:p><text:s/>145,920 <text:s/></text:p>
          </table:table-cell>
          <table:table-cell table:style-name="ce44" office:value-type="float" office:value="29686.9883333333" calcext:value-type="float">
            <text:p><text:s/>29,687 <text:s/></text:p>
          </table:table-cell>
          <table:table-cell table:style-name="ce44" office:value-type="float" office:value="20562987.9171407" calcext:value-type="float">
            <text:p><text:s/>20,562,98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984465.45054389" calcext:value-type="float">
            <text:p><text:s/>1,984,4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60392.2" calcext:value-type="float">
            <text:p><text:s/>360,392 <text:s/></text:p>
          </table:table-cell>
          <table:table-cell table:style-name="ce42" office:value-type="float" office:value="145919.564" calcext:value-type="float">
            <text:p><text:s/>145,920 <text:s/></text:p>
          </table:table-cell>
          <table:table-cell table:style-name="ce42" office:value-type="float" office:value="29686.9883333333" calcext:value-type="float">
            <text:p><text:s/>29,687 <text:s/></text:p>
          </table:table-cell>
          <table:table-cell table:style-name="ce42" office:value-type="float" office:value="6658771.30480504" calcext:value-type="float">
            <text:p><text:s/>6,658,7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9496.06965" calcext:value-type="float">
            <text:p><text:s/>599,4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200.5111111111" calcext:value-type="float">
            <text:p><text:s/>31,2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615.196916678" calcext:value-type="float">
            <text:p><text:s/>461,6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002.11785" calcext:value-type="float">
            <text:p><text:s/>12,0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9582.98656888" calcext:value-type="float">
            <text:p><text:s/>1,159,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58.52326" calcext:value-type="float">
            <text:p><text:s/>7,9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186.7641155556" calcext:value-type="float">
            <text:p><text:s/>38,1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9.60856" calcext:value-type="float">
            <text:p><text:s/>4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40.6961777778" calcext:value-type="float">
            <text:p><text:s/>11,0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3.3184" calcext:value-type="float">
            <text:p><text:s/>2,5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695.488200017" calcext:value-type="float">
            <text:p><text:s/>506,6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82.06597" calcext:value-type="float">
            <text:p><text:s/>6,5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01.1527222222" calcext:value-type="float">
            <text:p><text:s/>12,3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82.9305" calcext:value-type="float">
            <text:p><text:s/>9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9739.33777458" calcext:value-type="float">
            <text:p><text:s/>1,549,7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72.56028" calcext:value-type="float">
            <text:p><text:s/>3,9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4783.01967654" calcext:value-type="float">
            <text:p><text:s/>1,524,7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72.56028" calcext:value-type="float">
            <text:p><text:s/>3,9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99498.91312724" calcext:value-type="float">
            <text:p>( 1,399,49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972.56028" calcext:value-type="float">
            <text:p>( 3,97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5284.106549293" calcext:value-type="float">
            <text:p>( 125,28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56.3181220778" calcext:value-type="float">
            <text:p><text:s/>24,9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240324425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117.271245556" calcext:value-type="float">
            <text:p><text:s/>155,1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30.31569" calcext:value-type="float">
            <text:p><text:s/>6,6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184.9935717778" calcext:value-type="float">
            <text:p><text:s/>92,1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01.2881" calcext:value-type="float">
            <text:p><text:s/>5,40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59183.341551467" calcext:value-type="float">
            <text:p><text:s/>259,18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6676.48855" calcext:value-type="float">
            <text:p><text:s/>36,6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7505.622263333" calcext:value-type="float">
            <text:p><text:s/>797,5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860.68893" calcext:value-type="float">
            <text:p><text:s/>176,8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670.377905556" calcext:value-type="float">
            <text:p><text:s/>154,6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89.32235" calcext:value-type="float">
            <text:p><text:s/>3,0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2835.244357778" calcext:value-type="float">
            <text:p><text:s/>642,8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3771.36658" calcext:value-type="float">
            <text:p><text:s/>173,7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5442.3652933333" calcext:value-type="float">
            <text:p>( 85,44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5439.53196" calcext:value-type="float">
            <text:p>( 85,440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8034.91865" calcext:value-type="float">
            <text:p>( 8,03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8034.91865" calcext:value-type="float">
            <text:p>( 8,03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60392.2" calcext:value-type="float">
            <text:p><text:s/>360,392 <text:s/></text:p>
          </table:table-cell>
          <table:table-cell table:style-name="ce42" office:value-type="float" office:value="145919.564" calcext:value-type="float">
            <text:p><text:s/>145,920 <text:s/></text:p>
          </table:table-cell>
          <table:table-cell table:style-name="ce42" office:value-type="float" office:value="29686.9883333333" calcext:value-type="float">
            <text:p><text:s/>29,687 <text:s/></text:p>
          </table:table-cell>
          <table:table-cell table:style-name="ce42" office:value-type="float" office:value="896623.53595" calcext:value-type="float">
            <text:p><text:s/>896,6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848.96395" calcext:value-type="float">
            <text:p><text:s/>64,8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60392.2" calcext:value-type="float">
            <text:p><text:s/>360,392 <text:s/></text:p>
          </table:table-cell>
          <table:table-cell table:style-name="ce42" office:value-type="float" office:value="145919.564" calcext:value-type="float">
            <text:p><text:s/>145,920 <text:s/></text:p>
          </table:table-cell>
          <table:table-cell table:style-name="ce42" office:value-type="float" office:value="29686.9883333333" calcext:value-type="float">
            <text:p><text:s/>29,687 <text:s/></text:p>
          </table:table-cell>
          <table:table-cell table:style-name="ce42" office:value-type="float" office:value="794821.009938889" calcext:value-type="float">
            <text:p><text:s/>794,8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919.14905" calcext:value-type="float">
            <text:p><text:s/>44,9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802.526011111" calcext:value-type="float">
            <text:p><text:s/>101,8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929.8149" calcext:value-type="float">
            <text:p><text:s/>19,9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0" calcext:value-type="float">
            <text:p>( 39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895.628241111" calcext:value-type="float">
            <text:p><text:s/>127,8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419.61713" calcext:value-type="float">
            <text:p><text:s/>50,42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4189.71448" calcext:value-type="float">
            <text:p><text:s/>24,19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248.81448" calcext:value-type="float">
            <text:p><text:s/>3,2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453.6673327809" calcext:value-type="float">
            <text:p><text:s/>80,4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67.71179" calcext:value-type="float">
            <text:p><text:s/>12,5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693.1434077778" calcext:value-type="float">
            <text:p><text:s/>69,6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351.36563" calcext:value-type="float">
            <text:p><text:s/>24,3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230.668357778" calcext:value-type="float">
            <text:p><text:s/>203,2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379.69058" calcext:value-type="float">
            <text:p><text:s/>175,3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.5959277475556" calcext:value-type="float">
            <text:p><text:s/>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257.988888889" calcext:value-type="float">
            <text:p><text:s/>182,2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70017.7763939" calcext:value-type="float">
            <text:p><text:s/>10,770,0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37639388888889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6857.666666667" calcext:value-type="float">
            <text:p><text:s/>316,8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92911.6208383" calcext:value-type="float">
            <text:p><text:s/>10,092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37639388888889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056.3555555556" calcext:value-type="float">
            <text:p><text:s/>50,0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192.133333333" calcext:value-type="float">
            <text:p><text:s/>310,1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9899.933333333" calcext:value-type="float">
            <text:p><text:s/>989,9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1.44444444444" calcext:value-type="float">
            <text:p><text:s/>2,1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87708.488888889" calcext:value-type="float">
            <text:p><text:s/>987,70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8809.564775067" calcext:value-type="float">
            <text:p><text:s/>758,8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065.888888889" calcext:value-type="float">
            <text:p><text:s/>190,0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4.68888888889" calcext:value-type="float">
            <text:p><text:s/>3,8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73.33333333333" calcext:value-type="float">
            <text:p><text:s/>6,6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0.711111111111" calcext:value-type="float">
            <text:p><text:s/>7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6.97777777778" calcext:value-type="float">
            <text:p><text:s/>1,3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839.442552844" calcext:value-type="float">
            <text:p><text:s/>441,8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4278.522222222" calcext:value-type="float">
            <text:p><text:s/>114,2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85489.33783333" calcext:value-type="float">
            <text:p><text:s/>1,385,48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84968.0045" calcext:value-type="float">
            <text:p><text:s/>1,384,9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55405.22480419" calcext:value-type="float">
            <text:p><text:s/>6,855,4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55405.22480419" calcext:value-type="float">
            <text:p><text:s/>6,855,4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04639.2" calcext:value-type="float">
            <text:p>( 4,404,63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029237.315496" calcext:value-type="float">
            <text:p><text:s/>32,029,2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16790.413" calcext:value-type="float">
            <text:p><text:s/>29,316,7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2446.902496" calcext:value-type="float">
            <text:p><text:s/>2,712,4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6584.266666667" calcext:value-type="float">
            <text:p><text:s/>976,584 <text:s/></text:p>
          </table:table-cell>
          <table:table-cell table:style-name="ce42" office:value-type="float" office:value="1980348.93333333" calcext:value-type="float">
            <text:p><text:s/>1,980,349 <text:s/></text:p>
          </table:table-cell>
          <table:table-cell table:style-name="ce42" office:value-type="float" office:value="1512739.8" calcext:value-type="float">
            <text:p><text:s/>1,512,7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3238.222222222" calcext:value-type="float">
            <text:p><text:s/>563,2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285.817231906" calcext:value-type="float">
            <text:p><text:s/>132,2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.33333333333333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66.666666666667" calcext:value-type="float">
            <text:p><text:s/>267 <text:s/></text:p>
          </table:table-cell>
          <table:table-cell table:style-name="ce42" office:value-type="float" office:value="1439366.22222222" calcext:value-type="float">
            <text:p><text:s/>1,439,3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0395.876101428" calcext:value-type="float">
            <text:p><text:s/>640,396 <text:s/></text:p>
          </table:table-cell>
          <table:table-cell table:style-name="ce42" office:value-type="float" office:value="-230214.4" calcext:value-type="float">
            <text:p><text:s/>-230,214 <text:s/></text:p>
          </table:table-cell>
          <table:table-cell table:style-name="ce42" office:value-type="float" office:value="38749.7595918121" calcext:value-type="float">
            <text:p><text:s/>38,750 <text:s/></text:p>
          </table:table-cell>
          <table:table-cell table:style-name="ce42" office:value-type="float" office:value="-228.333333333334" calcext:value-type="float">
            <text:p><text:s/>-228 <text:s/></text:p>
          </table:table-cell>
          <table:table-cell table:style-name="ce42" office:value-type="float" office:value="-59372.2251397714" calcext:value-type="float">
            <text:p><text:s/>-59,372 <text:s/></text:p>
          </table:table-cell>
          <table:table-cell table:style-name="ce42" office:value-type="float" office:value="1765.11402866027" calcext:value-type="float">
            <text:p><text:s/>1,765 <text:s/></text:p>
          </table:table-cell>
          <table:table-cell table:style-name="ce42" office:value-type="float" office:value="341007.722222222" calcext:value-type="float">
            <text:p><text:s/>341,0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3902.573333333" calcext:value-type="float">
            <text:p><text:s/>203,903 <text:s/></text:p>
          </table:table-cell>
          <table:table-cell table:style-name="ce43" office:value-type="float" office:value="2210563.33333333" calcext:value-type="float">
            <text:p><text:s/>2,210,563 <text:s/></text:p>
          </table:table-cell>
          <table:table-cell table:style-name="ce43" office:value-type="float" office:value="1473990.04040819" calcext:value-type="float">
            <text:p><text:s/>1,473,990 <text:s/></text:p>
          </table:table-cell>
          <table:table-cell table:style-name="ce43" office:value-type="float" office:value="225" calcext:value-type="float">
            <text:p><text:s/>225 <text:s/></text:p>
          </table:table-cell>
          <table:table-cell table:style-name="ce43" office:value-type="float" office:value="59105.5584731047" calcext:value-type="float">
            <text:p><text:s/>59,106 <text:s/></text:p>
          </table:table-cell>
          <table:table-cell table:style-name="ce43" office:value-type="float" office:value="-877893.11402866" calcext:value-type="float">
            <text:p><text:s/>-877,893 <text:s/></text:p>
          </table:table-cell>
          <table:table-cell table:style-name="ce43" office:value-type="float" office:value="-341007.722222222" calcext:value-type="float">
            <text:p><text:s/>-341,0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9504.106666667" calcext:value-type="float">
            <text:p><text:s/>809,504 <text:s/></text:p>
          </table:table-cell>
          <table:table-cell table:style-name="ce42" office:value-type="float" office:value="2138.06666666667" calcext:value-type="float">
            <text:p><text:s/>2,138 <text:s/></text:p>
          </table:table-cell>
          <table:table-cell table:style-name="ce42" office:value-type="float" office:value="524.9737415213" calcext:value-type="float">
            <text:p><text:s/>525 <text:s/></text:p>
          </table:table-cell>
          <table:table-cell table:style-name="ce42" office:value-type="float" office:value="1383.33333333333" calcext:value-type="float">
            <text:p><text:s/>1,383 <text:s/></text:p>
          </table:table-cell>
          <table:table-cell table:style-name="ce42" office:value-type="float" office:value="4217.32046827118" calcext:value-type="float">
            <text:p><text:s/>4,217 <text:s/></text:p>
          </table:table-cell>
          <table:table-cell table:style-name="ce42" office:value-type="float" office:value="50195.1239761733" calcext:value-type="float">
            <text:p><text:s/>50,195 <text:s/></text:p>
          </table:table-cell>
          <table:table-cell table:style-name="ce42" office:value-type="float" office:value="65450" calcext:value-type="float">
            <text:p><text:s/>65,4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59626.86666667" calcext:value-type="float">
            <text:p><text:s/>5,059,627 <text:s/></text:p>
          </table:table-cell>
          <table:table-cell table:style-name="ce42" office:value-type="float" office:value="4703355.8" calcext:value-type="float">
            <text:p><text:s/>4,703,356 <text:s/></text:p>
          </table:table-cell>
          <table:table-cell table:style-name="ce42" office:value-type="float" office:value="3564998.66666667" calcext:value-type="float">
            <text:p><text:s/>3,564,999 <text:s/></text:p>
          </table:table-cell>
          <table:table-cell table:style-name="ce42" office:value-type="float" office:value="1884.16666666667" calcext:value-type="float">
            <text:p><text:s/>1,884 <text:s/></text:p>
          </table:table-cell>
          <table:table-cell table:style-name="ce42" office:value-type="float" office:value="97293.9842173887" calcext:value-type="float">
            <text:p><text:s/>97,294 <text:s/></text:p>
          </table:table-cell>
          <table:table-cell table:style-name="ce42" office:value-type="float" office:value="1239322.9046715" calcext:value-type="float">
            <text:p><text:s/>1,239,323 <text:s/></text:p>
          </table:table-cell>
          <table:table-cell table:style-name="ce42" office:value-type="float" office:value="441111.277777778" calcext:value-type="float">
            <text:p><text:s/>441,1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59626.86666667" calcext:value-type="float">
            <text:p><text:s/>5,059,627 <text:s/></text:p>
          </table:table-cell>
          <table:table-cell table:style-name="ce42" office:value-type="float" office:value="3563379.80133333" calcext:value-type="float">
            <text:p><text:s/>3,563,380 <text:s/></text:p>
          </table:table-cell>
          <table:table-cell table:style-name="ce42" office:value-type="float" office:value="2702657.59595339" calcext:value-type="float">
            <text:p><text:s/>2,702,658 <text:s/></text:p>
          </table:table-cell>
          <table:table-cell table:style-name="ce42" office:value-type="float" office:value="1884.16666666667" calcext:value-type="float">
            <text:p><text:s/>1,884 <text:s/></text:p>
          </table:table-cell>
          <table:table-cell table:style-name="ce42" office:value-type="float" office:value="97293.9842173887" calcext:value-type="float">
            <text:p><text:s/>97,294 <text:s/></text:p>
          </table:table-cell>
          <table:table-cell table:style-name="ce42" office:value-type="float" office:value="1239322.9046715" calcext:value-type="float">
            <text:p><text:s/>1,239,323 <text:s/></text:p>
          </table:table-cell>
          <table:table-cell table:style-name="ce42" office:value-type="float" office:value="441111.277777778" calcext:value-type="float">
            <text:p><text:s/>441,1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39975.99866667" calcext:value-type="float">
            <text:p><text:s/>1,139,976 <text:s/></text:p>
          </table:table-cell>
          <table:table-cell table:style-name="ce43" office:value-type="float" office:value="862341.070713278" calcext:value-type="float">
            <text:p><text:s/>862,34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style-name="ce42" office:value-type="float" office:value="1954.33333333333" calcext:value-type="float">
            <text:p><text:s/>1,954 <text:s/></text:p>
          </table:table-cell>
          <table:table-cell table:style-name="ce42" office:value-type="float" office:value="1471.6" calcext:value-type="float">
            <text:p><text:s/>1,472 <text:s/></text:p>
          </table:table-cell>
          <table:table-cell table:style-name="ce42" office:value-type="float" office:value="4.16666666666667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2.666666666667" calcext:value-type="float">
            <text:p><text:s/>403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style-name="ce42" office:value-type="float" office:value="1881.53333333333" calcext:value-type="float">
            <text:p><text:s/>1,882 <text:s/></text:p>
          </table:table-cell>
          <table:table-cell table:style-name="ce42" office:value-type="float" office:value="1421.33333333333" calcext:value-type="float">
            <text:p><text:s/>1,421 <text:s/></text:p>
          </table:table-cell>
          <table:table-cell table:style-name="ce42" office:value-type="float" office:value="4.16666666666667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2.666666666667" calcext:value-type="float">
            <text:p><text:s/>403 <text:s/></text:p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.8" calcext:value-type="float">
            <text:p><text:s/>73 <text:s/></text:p>
          </table:table-cell>
          <table:table-cell table:style-name="ce42" office:value-type="float" office:value="50.2666666666667" calcext:value-type="float">
            <text:p><text:s/>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453995.86666667" calcext:value-type="float">
            <text:p><text:s/>4,453,996 <text:s/></text:p>
          </table:table-cell>
          <table:table-cell table:style-name="ce44" office:value-type="float" office:value="6909826.73333333" calcext:value-type="float">
            <text:p><text:s/>6,909,827 <text:s/></text:p>
          </table:table-cell>
          <table:table-cell table:style-name="ce44" office:value-type="float" office:value="5036992.13333333" calcext:value-type="float">
            <text:p><text:s/>5,036,992 <text:s/></text:p>
          </table:table-cell>
          <table:table-cell table:style-name="ce44" office:value-type="float" office:value="721.666666666667" calcext:value-type="float">
            <text:p><text:s/>722 <text:s/></text:p>
          </table:table-cell>
          <table:table-cell table:style-name="ce44" office:value-type="float" office:value="152182.222222222" calcext:value-type="float">
            <text:p><text:s/>152,182 <text:s/></text:p>
          </table:table-cell>
          <table:table-cell table:style-name="ce44" office:value-type="float" office:value="310832" calcext:value-type="float">
            <text:p><text:s/>310,832 <text:s/></text:p>
          </table:table-cell>
          <table:table-cell table:style-name="ce44" office:value-type="float" office:value="34646" calcext:value-type="float">
            <text:p><text:s/>34,64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9356.6666666667" calcext:value-type="float">
            <text:p><text:s/>49,357 <text:s/></text:p>
          </table:table-cell>
          <table:table-cell table:style-name="ce44" office:value-type="float" office:value="6909826.73333333" calcext:value-type="float">
            <text:p><text:s/>6,909,827 <text:s/></text:p>
          </table:table-cell>
          <table:table-cell table:style-name="ce44" office:value-type="float" office:value="5036992.13333333" calcext:value-type="float">
            <text:p><text:s/>5,036,992 <text:s/></text:p>
          </table:table-cell>
          <table:table-cell table:style-name="ce44" office:value-type="float" office:value="721.666666666667" calcext:value-type="float">
            <text:p><text:s/>722 <text:s/></text:p>
          </table:table-cell>
          <table:table-cell table:style-name="ce44" office:value-type="float" office:value="152182.222222222" calcext:value-type="float">
            <text:p><text:s/>152,182 <text:s/></text:p>
          </table:table-cell>
          <table:table-cell table:style-name="ce44" office:value-type="float" office:value="310832" calcext:value-type="float">
            <text:p><text:s/>310,832 <text:s/></text:p>
          </table:table-cell>
          <table:table-cell table:style-name="ce44" office:value-type="float" office:value="34646" calcext:value-type="float">
            <text:p><text:s/>34,6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56.6666666667" calcext:value-type="float">
            <text:p><text:s/>49,357 <text:s/></text:p>
          </table:table-cell>
          <table:table-cell table:style-name="ce42" office:value-type="float" office:value="4559.53333333333" calcext:value-type="float">
            <text:p><text:s/>4,560 <text:s/></text:p>
          </table:table-cell>
          <table:table-cell table:style-name="ce42" office:value-type="float" office:value="4212.86666666667" calcext:value-type="float">
            <text:p><text:s/>4,2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40.05555555556" calcext:value-type="float">
            <text:p><text:s/>8,0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4666666666667" calcext:value-type="float">
            <text:p><text:s/>16 <text:s/></text:p>
          </table:table-cell>
          <table:table-cell table:style-name="ce42" office:value-type="float" office:value="3.46666666666667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.1333333333333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0.5" calcext:value-type="float">
            <text:p><text:s/>1,1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.6666666666667" calcext:value-type="float">
            <text:p><text:s/>48 <text:s/></text:p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.1333333333333" calcext:value-type="float">
            <text:p><text:s/>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.0555555555556" calcext:value-type="float">
            <text:p><text:s/>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66.6666666667" calcext:value-type="float">
            <text:p><text:s/>48,967 <text:s/></text:p>
          </table:table-cell>
          <table:table-cell table:style-name="ce42" office:value-type="float" office:value="45.0666666666667" calcext:value-type="float">
            <text:p><text:s/>45 <text:s/></text:p>
          </table:table-cell>
          <table:table-cell table:style-name="ce42" office:value-type="float" office:value="36.4" calcext:value-type="float">
            <text:p><text:s/>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4.388888888889" calcext:value-type="float">
            <text:p><text:s/>5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66.6666666667" calcext:value-type="float">
            <text:p><text:s/>48,967 <text:s/></text:p>
          </table:table-cell>
          <table:table-cell table:style-name="ce42" office:value-type="float" office:value="45.0666666666667" calcext:value-type="float">
            <text:p><text:s/>45 <text:s/></text:p>
          </table:table-cell>
          <table:table-cell table:style-name="ce42" office:value-type="float" office:value="36.4" calcext:value-type="float">
            <text:p><text:s/>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4.388888888889" calcext:value-type="float">
            <text:p><text:s/>5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5.0666666666667" calcext:value-type="float">
            <text:p>( 45 <text:s/>)</text:p>
          </table:table-cell>
          <table:table-cell table:style-name="ce45" office:value-type="float" office:value="36.4" calcext:value-type="float">
            <text:p>( 36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54.388888888889" calcext:value-type="float">
            <text:p>( 55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8966.6666666667" calcext:value-type="float">
            <text:p>( 48,96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4666666666667" calcext:value-type="float">
            <text:p><text:s/>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.06666666666667" calcext:value-type="float">
            <text:p><text:s/>6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.8888888888889" calcext:value-type="float">
            <text:p><text:s/>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.1666666666667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8.7222222222222" calcext:value-type="float">
            <text:p><text:s/>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2.83333333333333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" calcext:value-type="float">
            <text:p><text:s/>390 <text:s/></text:p>
          </table:table-cell>
          <table:table-cell table:style-name="ce42" office:value-type="float" office:value="117" calcext:value-type="float">
            <text:p><text:s/>117 <text:s/></text:p>
          </table:table-cell>
          <table:table-cell table:style-name="ce42" office:value-type="float" office:value="82.3333333333333" calcext:value-type="float">
            <text:p><text:s/>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27.83333333333" calcext:value-type="float">
            <text:p><text:s/>5,5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" calcext:value-type="float">
            <text:p><text:s/>117 <text:s/></text:p>
          </table:table-cell>
          <table:table-cell table:style-name="ce42" office:value-type="float" office:value="82.3333333333333" calcext:value-type="float">
            <text:p><text:s/>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24.05555555556" calcext:value-type="float">
            <text:p><text:s/>5,5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" calcext:value-type="float">
            <text:p><text:s/>3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0" calcext:value-type="float">
            <text:p>( 39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.833333333333" calcext:value-type="float">
            <text:p><text:s/>10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" calcext:value-type="float">
            <text:p><text:s/>52 <text:s/></text:p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.111111111111" calcext:value-type="float">
            <text:p><text:s/>1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2.8" calcext:value-type="float">
            <text:p><text:s/>4,103 <text:s/></text:p>
          </table:table-cell>
          <table:table-cell table:style-name="ce42" office:value-type="float" office:value="4064.66666666667" calcext:value-type="float">
            <text:p><text:s/>4,0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6.888888888889" calcext:value-type="float">
            <text:p><text:s/>4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7333333333333" calcext:value-type="float">
            <text:p><text:s/>15 <text:s/></text:p>
          </table:table-cell>
          <table:table-cell table:style-name="ce42" office:value-type="float" office:value="13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85083.4" calcext:value-type="float">
            <text:p><text:s/>6,885,083 <text:s/></text:p>
          </table:table-cell>
          <table:table-cell table:style-name="ce42" office:value-type="float" office:value="5017086.53333333" calcext:value-type="float">
            <text:p><text:s/>5,017,087 <text:s/></text:p>
          </table:table-cell>
          <table:table-cell table:style-name="ce42" office:value-type="float" office:value="721.666666666667" calcext:value-type="float">
            <text:p><text:s/>722 <text:s/></text:p>
          </table:table-cell>
          <table:table-cell table:style-name="ce42" office:value-type="float" office:value="6016" calcext:value-type="float">
            <text:p><text:s/>6,016 <text:s/></text:p>
          </table:table-cell>
          <table:table-cell table:style-name="ce42" office:value-type="float" office:value="310120" calcext:value-type="float">
            <text:p><text:s/>310,1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1.666666666667" calcext:value-type="float">
            <text:p><text:s/>722 <text:s/></text:p>
          </table:table-cell>
          <table:table-cell table:style-name="ce42" office:value-type="float" office:value="6016" calcext:value-type="float">
            <text:p><text:s/>6,016 <text:s/></text:p>
          </table:table-cell>
          <table:table-cell table:style-name="ce42" office:value-type="float" office:value="310120" calcext:value-type="float">
            <text:p><text:s/>310,1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85083.4" calcext:value-type="float">
            <text:p><text:s/>6,885,083 <text:s/></text:p>
          </table:table-cell>
          <table:table-cell table:style-name="ce42" office:value-type="float" office:value="5017086.53333333" calcext:value-type="float">
            <text:p><text:s/>5,017,0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" calcext:value-type="float">
            <text:p><text:s/>26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" calcext:value-type="float">
            <text:p><text:s/>26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57.8" calcext:value-type="float">
            <text:p><text:s/>20,158 <text:s/></text:p>
          </table:table-cell>
          <table:table-cell table:style-name="ce42" office:value-type="float" office:value="15685.8" calcext:value-type="float">
            <text:p><text:s/>15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166.222222222" calcext:value-type="float">
            <text:p><text:s/>146,166 <text:s/></text:p>
          </table:table-cell>
          <table:table-cell table:style-name="ce42" office:value-type="float" office:value="712" calcext:value-type="float">
            <text:p><text:s/>712 <text:s/></text:p>
          </table:table-cell>
          <table:table-cell table:style-name="ce42" office:value-type="float" office:value="26067.6111111111" calcext:value-type="float">
            <text:p><text:s/>26,0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367.44444444445" calcext:value-type="float">
            <text:p><text:s/>6,3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6.1111111111111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73.6666666667" calcext:value-type="float">
            <text:p><text:s/>19,574 <text:s/></text:p>
          </table:table-cell>
          <table:table-cell table:style-name="ce42" office:value-type="float" office:value="15471.7333333333" calcext:value-type="float">
            <text:p><text:s/>15,4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166.222222222" calcext:value-type="float">
            <text:p><text:s/>146,166 <text:s/></text:p>
          </table:table-cell>
          <table:table-cell table:style-name="ce42" office:value-type="float" office:value="712" calcext:value-type="float">
            <text:p><text:s/>712 <text:s/></text:p>
          </table:table-cell>
          <table:table-cell table:style-name="ce42" office:value-type="float" office:value="16707.2222222222" calcext:value-type="float">
            <text:p><text:s/>16,70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77.2" calcext:value-type="float">
            <text:p><text:s/>577 <text:s/></text:p>
          </table:table-cell>
          <table:table-cell table:style-name="ce43" office:value-type="float" office:value="214.066666666667" calcext:value-type="float">
            <text:p><text:s/>21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26.83333333333" calcext:value-type="float">
            <text:p><text:s/>2,92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44" office:value-type="float" office:value="521.333333333333" calcext:value-type="float">
            <text:p><text:s/>5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4639.2" calcext:value-type="float">
            <text:p><text:s/>4,404,6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4639.2" calcext:value-type="float">
            <text:p><text:s/>4,404,6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04639.2" calcext:value-type="float">
            <text:p>( 4,404,63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78356.75555556" calcext:value-type="float">
            <text:p><text:s/>4,278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135.466666667" calcext:value-type="float">
            <text:p><text:s/>334,135 <text:s/></text:p>
          </table:table-cell>
          <table:table-cell table:style-name="ce42" office:value-type="float" office:value="192770" calcext:value-type="float">
            <text:p><text:s/>192,770 <text:s/></text:p>
          </table:table-cell>
          <table:table-cell table:style-name="ce42" office:value-type="float" office:value="188015.603274167" calcext:value-type="float">
            <text:p><text:s/>188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51.6" calcext:value-type="float">
            <text:p><text:s/>14,252 <text:s/></text:p>
          </table:table-cell>
          <table:table-cell table:style-name="ce42" office:value-type="float" office:value="296506" calcext:value-type="float">
            <text:p><text:s/>296,5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61609.333333333" calcext:value-type="float">
            <text:p><text:s/>261,609 <text:s/></text:p>
          </table:table-cell>
          <table:table-cell table:style-name="ce42" office:value-type="float" office:value="995039.288888889" calcext:value-type="float">
            <text:p><text:s/>995,0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816" calcext:value-type="float">
            <text:p><text:s/>196,816 <text:s/></text:p>
          </table:table-cell>
          <table:table-cell table:style-name="ce42" office:value-type="float" office:value="61122.2222222222" calcext:value-type="float">
            <text:p><text:s/>61,122 <text:s/></text:p>
          </table:table-cell>
          <table:table-cell table:style-name="ce42" office:value-type="float" office:value="59875.7495810879" calcext:value-type="float">
            <text:p><text:s/>59,8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509.2" calcext:value-type="float">
            <text:p><text:s/>43,509 <text:s/></text:p>
          </table:table-cell>
          <table:table-cell table:style-name="ce42" office:value-type="float" office:value="170608" calcext:value-type="float">
            <text:p><text:s/>170,6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50673.6" calcext:value-type="float">
            <text:p><text:s/>150,674 <text:s/></text:p>
          </table:table-cell>
          <table:table-cell table:style-name="ce42" office:value-type="float" office:value="2492767.6" calcext:value-type="float">
            <text:p><text:s/>2,492,7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2.13333333333" calcext:value-type="float">
            <text:p><text:s/>1,5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59044.150222222" calcext:value-type="float">
            <text:p><text:s/>159,044 <text:s/></text:p>
          </table:table-cell>
          <table:table-cell table:style-name="ce42" office:value-type="float" office:value="274201.911111111" calcext:value-type="float">
            <text:p><text:s/>274,2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536.5333333333" calcext:value-type="float">
            <text:p><text:s/>70,537 <text:s/></text:p>
          </table:table-cell>
          <table:table-cell table:style-name="ce42" office:value-type="float" office:value="-9056.66666666667" calcext:value-type="float">
            <text:p><text:s/>-9,057 <text:s/></text:p>
          </table:table-cell>
          <table:table-cell table:style-name="ce42" office:value-type="float" office:value="-974.78888888889" calcext:value-type="float">
            <text:p><text:s/>-9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43712.3777777778" calcext:value-type="float">
            <text:p><text:s/>-43,712 <text:s/></text:p>
          </table:table-cell>
          <table:table-cell table:style-name="ce42" office:value-type="float" office:value="-40006.3322222222" calcext:value-type="float">
            <text:p><text:s/>-40,00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571327.083555555" calcext:value-type="float">
            <text:p><text:s/>-571,327 <text:s/></text:p>
          </table:table-cell>
          <table:table-cell table:style-name="ce43" office:value-type="float" office:value="516347.955555556" calcext:value-type="float">
            <text:p><text:s/>516,34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5260.8" calcext:value-type="float">
            <text:p><text:s/>65,261 <text:s/></text:p>
          </table:table-cell>
          <table:table-cell table:style-name="ce43" office:value-type="float" office:value="140704.444444444" calcext:value-type="float">
            <text:p><text:s/>140,704 <text:s/></text:p>
          </table:table-cell>
          <table:table-cell table:style-name="ce43" office:value-type="float" office:value="129114.642581968" calcext:value-type="float">
            <text:p><text:s/>129,11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454.7777777778" calcext:value-type="float">
            <text:p><text:s/>14,455 <text:s/></text:p>
          </table:table-cell>
          <table:table-cell table:style-name="ce43" office:value-type="float" office:value="165904.332222222" calcext:value-type="float">
            <text:p><text:s/>165,9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6801.8666666667" calcext:value-type="float">
            <text:p><text:s/>26,802 <text:s/></text:p>
          </table:table-cell>
          <table:table-cell table:style-name="ce42" office:value-type="float" office:value="1265259.64444444" calcext:value-type="float">
            <text:p><text:s/>1,265,2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93.6" calcext:value-type="float">
            <text:p><text:s/>8,3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7.02222222222" calcext:value-type="float">
            <text:p><text:s/>1,3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872.211111111" calcext:value-type="float">
            <text:p><text:s/>301,8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62022.080061684" calcext:value-type="float">
            <text:p><text:s/>762,022 <text:s/></text:p>
          </table:table-cell>
          <table:table-cell table:style-name="ce42" office:value-type="float" office:value="6921077.74689598" calcext:value-type="float">
            <text:p><text:s/>6,921,0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61826.755555556" calcext:value-type="float">
            <text:p><text:s/>761,827 <text:s/></text:p>
          </table:table-cell>
          <table:table-cell table:style-name="ce42" office:value-type="float" office:value="6428866.97777778" calcext:value-type="float">
            <text:p><text:s/>6,428,8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95.324506128889" calcext:value-type="float">
            <text:p><text:s/>195 <text:s/></text:p>
          </table:table-cell>
          <table:table-cell table:style-name="ce43" office:value-type="float" office:value="492210.769118202" calcext:value-type="float">
            <text:p><text:s/>492,2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188547.2" calcext:value-type="float">
            <text:p><text:s/>6,188,547 <text:s/></text:p>
          </table:table-cell>
          <table:table-cell table:style-name="ce42" office:value-type="float" office:value="14528016.4444444" calcext:value-type="float">
            <text:p><text:s/>14,528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452.266666667" calcext:value-type="float">
            <text:p><text:s/>292,452 <text:s/></text:p>
          </table:table-cell>
          <table:table-cell table:style-name="ce42" office:value-type="float" office:value="637215.555555556" calcext:value-type="float">
            <text:p><text:s/>637,216 <text:s/></text:p>
          </table:table-cell>
          <table:table-cell table:style-name="ce42" office:value-type="float" office:value="78691.3777777778" calcext:value-type="float">
            <text:p><text:s/>78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240.022222222" calcext:value-type="float">
            <text:p><text:s/>124,240 <text:s/></text:p>
          </table:table-cell>
          <table:table-cell table:style-name="ce42" office:value-type="float" office:value="1204775.36555556" calcext:value-type="float">
            <text:p><text:s/>1,204,7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157884.41155556" calcext:value-type="float">
            <text:p><text:s/>6,157,884 <text:s/></text:p>
          </table:table-cell>
          <table:table-cell table:style-name="ce42" office:value-type="float" office:value="14528016.4444444" calcext:value-type="float">
            <text:p><text:s/>14,528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452.266666667" calcext:value-type="float">
            <text:p><text:s/>292,452 <text:s/></text:p>
          </table:table-cell>
          <table:table-cell table:style-name="ce42" office:value-type="float" office:value="637215.555555556" calcext:value-type="float">
            <text:p><text:s/>637,216 <text:s/></text:p>
          </table:table-cell>
          <table:table-cell table:style-name="ce42" office:value-type="float" office:value="78691.3777777778" calcext:value-type="float">
            <text:p><text:s/>78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240.022222222" calcext:value-type="float">
            <text:p><text:s/>124,240 <text:s/></text:p>
          </table:table-cell>
          <table:table-cell table:style-name="ce42" office:value-type="float" office:value="1168414.85088889" calcext:value-type="float">
            <text:p><text:s/>1,168,41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0662.7884444444" calcext:value-type="float">
            <text:p><text:s/>30,66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36360.5146666667" calcext:value-type="float">
            <text:p><text:s/>36,3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5337.8666666667" calcext:value-type="float">
            <text:p><text:s/>35,338 <text:s/></text:p>
          </table:table-cell>
          <table:table-cell table:style-name="ce42" office:value-type="float" office:value="620522.860667781" calcext:value-type="float">
            <text:p><text:s/>620,5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.8666666666667" calcext:value-type="float">
            <text:p><text:s/>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29.066666666667" calcext:value-type="float">
            <text:p><text:s/>129 <text:s/></text:p>
          </table:table-cell>
          <table:table-cell table:style-name="ce42" office:value-type="float" office:value="9131.51111111111" calcext:value-type="float">
            <text:p><text:s/>9,1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.888888888889" calcext:value-type="float">
            <text:p><text:s/>2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5179.4666666667" calcext:value-type="float">
            <text:p><text:s/>35,179 <text:s/></text:p>
          </table:table-cell>
          <table:table-cell table:style-name="ce42" office:value-type="float" office:value="611080.594001115" calcext:value-type="float">
            <text:p><text:s/>611,0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9.3333333333333" calcext:value-type="float">
            <text:p><text:s/>2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793058.30304943" calcext:value-type="float">
            <text:p><text:s/>4,793,058 <text:s/></text:p>
          </table:table-cell>
          <table:table-cell table:style-name="ce44" office:value-type="float" office:value="6237504.14799179" calcext:value-type="float">
            <text:p><text:s/>6,237,50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9319.466666667" calcext:value-type="float">
            <text:p><text:s/>349,319 <text:s/></text:p>
          </table:table-cell>
          <table:table-cell table:style-name="ce44" office:value-type="float" office:value="777920" calcext:value-type="float">
            <text:p><text:s/>777,920 <text:s/></text:p>
          </table:table-cell>
          <table:table-cell table:style-name="ce44" office:value-type="float" office:value="206418.998137524" calcext:value-type="float">
            <text:p><text:s/>206,41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8694.8" calcext:value-type="float">
            <text:p><text:s/>138,695 <text:s/></text:p>
          </table:table-cell>
          <table:table-cell table:style-name="ce44" office:value-type="float" office:value="1068807.48666667" calcext:value-type="float">
            <text:p><text:s/>1,068,80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93058.30304943" calcext:value-type="float">
            <text:p><text:s/>4,793,058 <text:s/></text:p>
          </table:table-cell>
          <table:table-cell table:style-name="ce44" office:value-type="float" office:value="6237504.14799179" calcext:value-type="float">
            <text:p><text:s/>6,237,504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1242.8666666667" calcext:value-type="float">
            <text:p><text:s/>81,243 <text:s/></text:p>
          </table:table-cell>
          <table:table-cell table:style-name="ce44" office:value-type="float" office:value="9151.86" calcext:value-type="float">
            <text:p><text:s/>9,1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5427.798276538" calcext:value-type="float">
            <text:p><text:s/>235,428 <text:s/></text:p>
          </table:table-cell>
          <table:table-cell table:style-name="ce42" office:value-type="float" office:value="5671496.45465628" calcext:value-type="float">
            <text:p><text:s/>5,671,4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242.8666666667" calcext:value-type="float">
            <text:p><text:s/>81,243 <text:s/></text:p>
          </table:table-cell>
          <table:table-cell table:style-name="ce42" office:value-type="float" office:value="9151.86" calcext:value-type="float">
            <text:p><text:s/>9,1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6683.8222222222" calcext:value-type="float">
            <text:p><text:s/>16,684 <text:s/></text:p>
          </table:table-cell>
          <table:table-cell table:style-name="ce42" office:value-type="float" office:value="14500.2222222222" calcext:value-type="float">
            <text:p><text:s/>14,5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428.3555555556" calcext:value-type="float">
            <text:p><text:s/>15,428 <text:s/></text:p>
          </table:table-cell>
          <table:table-cell table:style-name="ce42" office:value-type="float" office:value="433003.090177789" calcext:value-type="float">
            <text:p><text:s/>433,0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479.083786288" calcext:value-type="float">
            <text:p><text:s/>3,479 <text:s/></text:p>
          </table:table-cell>
          <table:table-cell table:style-name="ce42" office:value-type="float" office:value="1148095.82396704" calcext:value-type="float">
            <text:p><text:s/>1,148,0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14.577777777778" calcext:value-type="float">
            <text:p><text:s/>415 <text:s/></text:p>
          </table:table-cell>
          <table:table-cell table:style-name="ce42" office:value-type="float" office:value="37332.5777777778" calcext:value-type="float">
            <text:p><text:s/>37,3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85.511111111111" calcext:value-type="float">
            <text:p><text:s/>286 <text:s/></text:p>
          </table:table-cell>
          <table:table-cell table:style-name="ce42" office:value-type="float" office:value="8181.86666666667" calcext:value-type="float">
            <text:p><text:s/>8,1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760.04443833778" calcext:value-type="float">
            <text:p><text:s/>1,760 <text:s/></text:p>
          </table:table-cell>
          <table:table-cell table:style-name="ce42" office:value-type="float" office:value="498192.188902791" calcext:value-type="float">
            <text:p><text:s/>498,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69.333333333333" calcext:value-type="float">
            <text:p><text:s/>469 <text:s/></text:p>
          </table:table-cell>
          <table:table-cell table:style-name="ce42" office:value-type="float" office:value="2248.88888888889" calcext:value-type="float">
            <text:p><text:s/>2,2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696.9378547876" calcext:value-type="float">
            <text:p><text:s/>65,697 <text:s/></text:p>
          </table:table-cell>
          <table:table-cell table:style-name="ce42" office:value-type="float" office:value="1430503.71741757" calcext:value-type="float">
            <text:p><text:s/>1,430,5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696.9378547876" calcext:value-type="float">
            <text:p><text:s/>65,697 <text:s/></text:p>
          </table:table-cell>
          <table:table-cell table:style-name="ce42" office:value-type="float" office:value="1405547.39931953" calcext:value-type="float">
            <text:p><text:s/>1,405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9173.5547436764" calcext:value-type="float">
            <text:p>( 29,174 <text:s/>)</text:p>
          </table:table-cell>
          <table:table-cell table:style-name="ce45" office:value-type="float" office:value="1365753.34254801" calcext:value-type="float">
            <text:p>( 1,365,75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6523.3831111111" calcext:value-type="float">
            <text:p>( 36,523 <text:s/>)</text:p>
          </table:table-cell>
          <table:table-cell table:style-name="ce45" office:value-type="float" office:value="39794.0567715151" calcext:value-type="float">
            <text:p>( 39,79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56.3181220778" calcext:value-type="float">
            <text:p><text:s/>24,9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40324425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145.33333333333" calcext:value-type="float">
            <text:p><text:s/>6,145 <text:s/></text:p>
          </table:table-cell>
          <table:table-cell table:style-name="ce42" office:value-type="float" office:value="142337.288888889" calcext:value-type="float">
            <text:p><text:s/>142,3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13.866666666667" calcext:value-type="float">
            <text:p><text:s/>314 <text:s/></text:p>
          </table:table-cell>
          <table:table-cell table:style-name="ce42" office:value-type="float" office:value="86453.3721384445" calcext:value-type="float">
            <text:p><text:s/>86,4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132.76205022222" calcext:value-type="float">
            <text:p><text:s/>2,133 <text:s/></text:p>
          </table:table-cell>
          <table:table-cell table:style-name="ce46" office:value-type="float" office:value="220368.024284578" calcext:value-type="float">
            <text:p><text:s/>220,36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5083.6444444444" calcext:value-type="float">
            <text:p><text:s/>35,084 <text:s/></text:p>
          </table:table-cell>
          <table:table-cell table:style-name="ce42" office:value-type="float" office:value="504261.2" calcext:value-type="float">
            <text:p><text:s/>504,2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242.8666666667" calcext:value-type="float">
            <text:p><text:s/>81,2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7235.0222222222" calcext:value-type="float">
            <text:p><text:s/>27,235 <text:s/></text:p>
          </table:table-cell>
          <table:table-cell table:style-name="ce42" office:value-type="float" office:value="76555.2444444444" calcext:value-type="float">
            <text:p><text:s/>76,5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772.2888888889" calcext:value-type="float">
            <text:p><text:s/>47,7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848.62222222222" calcext:value-type="float">
            <text:p><text:s/>7,849 <text:s/></text:p>
          </table:table-cell>
          <table:table-cell table:style-name="ce42" office:value-type="float" office:value="427705.955555556" calcext:value-type="float">
            <text:p><text:s/>427,7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470.5777777778" calcext:value-type="float">
            <text:p><text:s/>33,4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329.2666666667" calcext:value-type="float">
            <text:p><text:s/>11,329 <text:s/></text:p>
          </table:table-cell>
          <table:table-cell table:style-name="ce42" office:value-type="float" office:value="805258.612" calcext:value-type="float">
            <text:p><text:s/>805,2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151.86" calcext:value-type="float">
            <text:p><text:s/>9,15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241.9777777778" calcext:value-type="float">
            <text:p><text:s/>10,242 <text:s/></text:p>
          </table:table-cell>
          <table:table-cell table:style-name="ce42" office:value-type="float" office:value="724866.967555556" calcext:value-type="float">
            <text:p><text:s/>724,8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151.86" calcext:value-type="float">
            <text:p><text:s/>9,15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087.28888888889" calcext:value-type="float">
            <text:p><text:s/>1,087 <text:s/></text:p>
          </table:table-cell>
          <table:table-cell table:style-name="ce42" office:value-type="float" office:value="80391.6444444445" calcext:value-type="float">
            <text:p><text:s/>80,3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542.22222222222" calcext:value-type="float">
            <text:p><text:s/>2,542 <text:s/></text:p>
          </table:table-cell>
          <table:table-cell table:style-name="ce42" office:value-type="float" office:value="74824.6222222222" calcext:value-type="float">
            <text:p><text:s/>74,8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685.68888888889" calcext:value-type="float">
            <text:p><text:s/>1,686 <text:s/></text:p>
          </table:table-cell>
          <table:table-cell table:style-name="ce46" office:value-type="float" office:value="19250.4888888889" calcext:value-type="float">
            <text:p><text:s/>19,25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320.62221698133" calcext:value-type="float">
            <text:p><text:s/>7,321 <text:s/></text:p>
          </table:table-cell>
          <table:table-cell table:style-name="ce42" office:value-type="float" office:value="60362.2222146884" calcext:value-type="float">
            <text:p><text:s/>60,3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0775.1111111111" calcext:value-type="float">
            <text:p><text:s/>10,775 <text:s/></text:p>
          </table:table-cell>
          <table:table-cell table:style-name="ce42" office:value-type="float" office:value="30036.9777777778" calcext:value-type="float">
            <text:p><text:s/>30,0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304.62222222222" calcext:value-type="float">
            <text:p><text:s/>2,305 <text:s/></text:p>
          </table:table-cell>
          <table:table-cell table:style-name="ce42" office:value-type="float" office:value="25546.3555555556" calcext:value-type="float">
            <text:p><text:s/>25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6.6812632542222" calcext:value-type="float">
            <text:p><text:s/>67 <text:s/></text:p>
          </table:table-cell>
          <table:table-cell table:style-name="ce42" office:value-type="float" office:value="6.91466449333334" calcext:value-type="float">
            <text:p><text:s/>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1510.3111111111" calcext:value-type="float">
            <text:p><text:s/>51,510 <text:s/></text:p>
          </table:table-cell>
          <table:table-cell table:style-name="ce42" office:value-type="float" office:value="130732" calcext:value-type="float">
            <text:p><text:s/>130,7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355039.11111111" calcext:value-type="float">
            <text:p><text:s/>3,355,039 <text:s/></text:p>
          </table:table-cell>
          <table:table-cell table:style-name="ce42" office:value-type="float" office:value="213036.222222222" calcext:value-type="float">
            <text:p><text:s/>213,0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207826.84444444" calcext:value-type="float">
            <text:p><text:s/>3,207,82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50056.3555555556" calcext:value-type="float">
            <text:p><text:s/>50,05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7155.9111111111" calcext:value-type="float">
            <text:p><text:s/>97,156 <text:s/></text:p>
          </table:table-cell>
          <table:table-cell table:style-name="ce42" office:value-type="float" office:value="213036.222222222" calcext:value-type="float">
            <text:p><text:s/>213,0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85987.911111111" calcext:value-type="float">
            <text:p><text:s/>885,988 <text:s/></text:p>
          </table:table-cell>
          <table:table-cell table:style-name="ce42" office:value-type="float" office:value="103869.022222222" calcext:value-type="float">
            <text:p><text:s/>103,8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040.35555555556" calcext:value-type="float">
            <text:p><text:s/>1,040 <text:s/></text:p>
          </table:table-cell>
          <table:table-cell table:style-name="ce42" office:value-type="float" office:value="1108.08888888889" calcext:value-type="float">
            <text:p><text:s/>1,1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84947.555555556" calcext:value-type="float">
            <text:p><text:s/>884,948 <text:s/></text:p>
          </table:table-cell>
          <table:table-cell table:style-name="ce43" office:value-type="float" office:value="102760.933333333" calcext:value-type="float">
            <text:p><text:s/>102,76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6603.482550667" calcext:value-type="float">
            <text:p><text:s/>316,603 <text:s/></text:p>
          </table:table-cell>
          <table:table-cell table:style-name="ce42" office:value-type="float" office:value="249102.448891067" calcext:value-type="float">
            <text:p><text:s/>249,1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7016.8888888889" calcext:value-type="float">
            <text:p><text:s/>67,017 <text:s/></text:p>
          </table:table-cell>
          <table:table-cell table:style-name="ce42" office:value-type="float" office:value="116681.555555556" calcext:value-type="float">
            <text:p><text:s/>116,6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301.68888888889" calcext:value-type="float">
            <text:p><text:s/>2,302 <text:s/></text:p>
          </table:table-cell>
          <table:table-cell table:style-name="ce42" office:value-type="float" office:value="1466.88888888889" calcext:value-type="float">
            <text:p><text:s/>1,4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673.33333333333" calcext:value-type="float">
            <text:p><text:s/>6,67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760.711111111111" calcext:value-type="float">
            <text:p><text:s/>7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883.911111111111" calcext:value-type="float">
            <text:p><text:s/>884 <text:s/></text:p>
          </table:table-cell>
          <table:table-cell table:style-name="ce42" office:value-type="float" office:value="466.133333333333" calcext:value-type="float">
            <text:p><text:s/>4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6530.504772889" calcext:value-type="float">
            <text:p><text:s/>156,531 <text:s/></text:p>
          </table:table-cell>
          <table:table-cell table:style-name="ce42" office:value-type="float" office:value="102149.826668844" calcext:value-type="float">
            <text:p><text:s/>102,1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2436.4444444444" calcext:value-type="float">
            <text:p><text:s/>82,436 <text:s/></text:p>
          </table:table-cell>
          <table:table-cell table:style-name="ce43" office:value-type="float" office:value="28338.0444444444" calcext:value-type="float">
            <text:p><text:s/>28,33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319.466666667" calcext:value-type="float">
            <text:p><text:s/>349,319 <text:s/></text:p>
          </table:table-cell>
          <table:table-cell table:style-name="ce42" office:value-type="float" office:value="777920" calcext:value-type="float">
            <text:p><text:s/>777,920 <text:s/></text:p>
          </table:table-cell>
          <table:table-cell table:style-name="ce42" office:value-type="float" office:value="206418.998137524" calcext:value-type="float">
            <text:p><text:s/>206,4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451.9333333333" calcext:value-type="float">
            <text:p><text:s/>57,452 <text:s/></text:p>
          </table:table-cell>
          <table:table-cell table:style-name="ce42" office:value-type="float" office:value="1059655.62666667" calcext:value-type="float">
            <text:p><text:s/>1,059,65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319.466666667" calcext:value-type="float">
            <text:p><text:s/>349,319 <text:s/></text:p>
          </table:table-cell>
          <table:table-cell table:style-name="ce42" office:value-type="float" office:value="777920" calcext:value-type="float">
            <text:p><text:s/>777,920 <text:s/></text:p>
          </table:table-cell>
          <table:table-cell table:style-name="ce42" office:value-type="float" office:value="206418.998137524" calcext:value-type="float">
            <text:p><text:s/>206,4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451.9333333333" calcext:value-type="float">
            <text:p><text:s/>57,452 <text:s/></text:p>
          </table:table-cell>
          <table:table-cell table:style-name="ce42" office:value-type="float" office:value="1059655.62666667" calcext:value-type="float">
            <text:p><text:s/>1,059,65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97789.34842772" calcext:value-type="float">
            <text:p><text:s/>3,097,789 <text:s/></text:p>
          </table:table-cell>
          <table:table-cell table:style-name="ce42" office:value-type="float" office:value="28931447.9670683" calcext:value-type="float">
            <text:p><text:s/>28,931,4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097088.30702772" calcext:value-type="float">
            <text:p><text:s/>3,097,088 <text:s/></text:p>
          </table:table-cell>
          <table:table-cell table:style-name="ce42" office:value-type="float" office:value="26219702.1059723" calcext:value-type="float">
            <text:p><text:s/>26,219,7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01.0414" calcext:value-type="float">
            <text:p><text:s/>701 <text:s/></text:p>
          </table:table-cell>
          <table:table-cell table:style-name="ce42" office:value-type="float" office:value="2711745.861096" calcext:value-type="float">
            <text:p><text:s/>2,711,7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837020.444444445" calcext:value-type="float">
            <text:p><text:s/>837,02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92915.474264866" calcext:value-type="float">
            <text:p><text:s/>192,915 <text:s/></text:p>
          </table:table-cell>
          <table:table-cell table:number-columns-repeated="2" table:style-name="ce41" office:value-type="float" office:value="63863.5596519767" calcext:value-type="float">
            <text:p><text:s/>63,864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129051.914612889" calcext:value-type="float">
            <text:p><text:s/>129,05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314721" calcext:value-type="float">
            <text:p><text:s/>3,314,7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4721" calcext:value-type="float">
            <text:p><text:s/>3,314,7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68856.111111111" calcext:value-type="float">
            <text:p><text:s/>268,856 <text:s/></text:p>
          </table:table-cell>
          <table:table-cell table:style-name="ce42" office:value-type="float" office:value="169015.111111111" calcext:value-type="float">
            <text:p><text:s/>169,015 <text:s/></text:p>
          </table:table-cell>
          <table:table-cell table:style-name="ce42" office:value-type="float" office:value="99841" calcext:value-type="float">
            <text:p><text:s/>99,8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882885.33333333" calcext:value-type="float">
            <text:p><text:s/>3,882,885 <text:s/></text:p>
          </table:table-cell>
          <table:table-cell table:style-name="ce43" office:value-type="float" office:value="668005.333333333" calcext:value-type="float">
            <text:p><text:s/>668,005 <text:s/></text:p>
          </table:table-cell>
          <table:table-cell table:style-name="ce43" office:value-type="float" office:value="3214880" calcext:value-type="float">
            <text:p><text:s/>3,214,880 <text:s/></text:p>
          </table:table-cell>
          <table:table-cell table:style-name="ce43" office:value-type="float" office:value="192915.474264866" calcext:value-type="float">
            <text:p><text:s/>192,915 <text:s/></text:p>
          </table:table-cell>
          <table:table-cell table:number-columns-repeated="2" table:style-name="ce43" office:value-type="float" office:value="63863.5596519767" calcext:value-type="float">
            <text:p><text:s/>63,86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9051.914612889" calcext:value-type="float">
            <text:p><text:s/>129,0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229385" calcext:value-type="float">
            <text:p><text:s/>3,229,3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29385" calcext:value-type="float">
            <text:p><text:s/>3,229,3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0.0000000000001" calcext:value-type="float">
            <text:p><text:s/>-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0.0000000000001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87472.0080393" calcext:value-type="float">
            <text:p><text:s/>1,387,472 <text:s/></text:p>
          </table:table-cell>
          <table:table-cell table:style-name="ce42" office:value-type="float" office:value="2488.89752222222" calcext:value-type="float">
            <text:p><text:s/>2,489 <text:s/></text:p>
          </table:table-cell>
          <table:table-cell table:style-name="ce42" office:value-type="float" office:value="1384983.11051708" calcext:value-type="float">
            <text:p><text:s/>1,384,983 <text:s/></text:p>
          </table:table-cell>
          <table:table-cell table:style-name="ce42" office:value-type="float" office:value="167105.091347648" calcext:value-type="float">
            <text:p><text:s/>167,105 <text:s/></text:p>
          </table:table-cell>
          <table:table-cell table:number-columns-repeated="2" table:style-name="ce42" office:value-type="float" office:value="63863.5596563884" calcext:value-type="float">
            <text:p><text:s/>63,8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241.53169126" calcext:value-type="float">
            <text:p><text:s/>103,2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58157" calcext:value-type="float">
            <text:p><text:s/>1,358,1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8157" calcext:value-type="float">
            <text:p><text:s/>1,358,1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9315.0080393022" calcext:value-type="float">
            <text:p><text:s/>29,315 <text:s/></text:p>
          </table:table-cell>
          <table:table-cell table:style-name="ce43" office:value-type="float" office:value="2488.89752222222" calcext:value-type="float">
            <text:p><text:s/>2,489 <text:s/></text:p>
          </table:table-cell>
          <table:table-cell table:style-name="ce43" office:value-type="float" office:value="26826.11051708" calcext:value-type="float">
            <text:p><text:s/>26,826 <text:s/></text:p>
          </table:table-cell>
          <table:table-cell table:style-name="ce43" office:value-type="float" office:value="167105.091347648" calcext:value-type="float">
            <text:p><text:s/>167,105 <text:s/></text:p>
          </table:table-cell>
          <table:table-cell table:number-columns-repeated="2" table:style-name="ce43" office:value-type="float" office:value="63863.5596563884" calcext:value-type="float">
            <text:p><text:s/>63,86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241.53169126" calcext:value-type="float">
            <text:p><text:s/>103,2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212163.77777778" calcext:value-type="float">
            <text:p><text:s/>3,212,164 <text:s/></text:p>
          </table:table-cell>
          <table:table-cell table:style-name="ce42" office:value-type="float" office:value="818873.777777778" calcext:value-type="float">
            <text:p><text:s/>818,874 <text:s/></text:p>
          </table:table-cell>
          <table:table-cell table:style-name="ce42" office:value-type="float" office:value="2393290" calcext:value-type="float">
            <text:p><text:s/>2,393,2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212163.77777778" calcext:value-type="float">
            <text:p><text:s/>3,212,164 <text:s/></text:p>
          </table:table-cell>
          <table:table-cell table:style-name="ce43" office:value-type="float" office:value="818873.777777778" calcext:value-type="float">
            <text:p><text:s/>818,874 <text:s/></text:p>
          </table:table-cell>
          <table:table-cell table:style-name="ce43" office:value-type="float" office:value="2393290" calcext:value-type="float">
            <text:p><text:s/>2,393,29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02475.703041101" calcext:value-type="float">
            <text:p><text:s/>802,476 <text:s/></text:p>
          </table:table-cell>
          <table:table-cell table:style-name="ce42" office:value-type="float" office:value="24127.1111111111" calcext:value-type="float">
            <text:p><text:s/>24,127 <text:s/></text:p>
          </table:table-cell>
          <table:table-cell table:style-name="ce42" office:value-type="float" office:value="778348.59192999" calcext:value-type="float">
            <text:p><text:s/>778,3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802475.703041101" calcext:value-type="float">
            <text:p><text:s/>802,476 <text:s/></text:p>
          </table:table-cell>
          <table:table-cell table:style-name="ce42" office:value-type="float" office:value="24127.1111111111" calcext:value-type="float">
            <text:p><text:s/>24,127 <text:s/></text:p>
          </table:table-cell>
          <table:table-cell table:style-name="ce42" office:value-type="float" office:value="778348.59192999" calcext:value-type="float">
            <text:p><text:s/>778,3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675716.40003071" calcext:value-type="float">
            <text:p><text:s/>1,675,716 <text:s/></text:p>
          </table:table-cell>
          <table:table-cell table:style-name="ce44" office:value-type="float" office:value="1460263.10247778" calcext:value-type="float">
            <text:p><text:s/>1,460,263 <text:s/></text:p>
          </table:table-cell>
          <table:table-cell table:style-name="ce44" office:value-type="float" office:value="215453.29755293" calcext:value-type="float">
            <text:p><text:s/>215,453 <text:s/></text:p>
          </table:table-cell>
          <table:table-cell table:style-name="ce44" office:value-type="float" office:value="25810.3829172172" calcext:value-type="float">
            <text:p><text:s/>25,810 <text:s/></text:p>
          </table:table-cell>
          <table:table-cell table:number-columns-repeated="2" table:style-name="ce44" office:value-type="float" office:value="-0.000004411683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810.3829216289" calcext:value-type="float">
            <text:p><text:s/>25,81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335383.06669737" calcext:value-type="float">
            <text:p><text:s/>1,335,383 <text:s/></text:p>
          </table:table-cell>
          <table:table-cell table:style-name="ce44" office:value-type="float" office:value="1119929.76914444" calcext:value-type="float">
            <text:p><text:s/>1,119,930 <text:s/></text:p>
          </table:table-cell>
          <table:table-cell table:style-name="ce44" office:value-type="float" office:value="215453.29755293" calcext:value-type="float">
            <text:p><text:s/>215,453 <text:s/></text:p>
          </table:table-cell>
          <table:table-cell table:style-name="ce44" office:value-type="float" office:value="25810.3829172172" calcext:value-type="float">
            <text:p><text:s/>25,810 <text:s/></text:p>
          </table:table-cell>
          <table:table-cell table:number-columns-repeated="2" table:style-name="ce44" office:value-type="float" office:value="-0.000004411683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810.3829216289" calcext:value-type="float">
            <text:p><text:s/>25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65912.177808486" calcext:value-type="float">
            <text:p><text:s/>565,912 <text:s/></text:p>
          </table:table-cell>
          <table:table-cell table:style-name="ce42" office:value-type="float" office:value="397232.880255556" calcext:value-type="float">
            <text:p><text:s/>397,233 <text:s/></text:p>
          </table:table-cell>
          <table:table-cell table:style-name="ce42" office:value-type="float" office:value="168679.29755293" calcext:value-type="float">
            <text:p><text:s/>168,679 <text:s/></text:p>
          </table:table-cell>
          <table:table-cell table:style-name="ce42" office:value-type="float" office:value="25810.3829172172" calcext:value-type="float">
            <text:p><text:s/>25,810 <text:s/></text:p>
          </table:table-cell>
          <table:table-cell table:number-columns-repeated="2" table:style-name="ce42" office:value-type="float" office:value="-0.000004411683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10.3829216289" calcext:value-type="float">
            <text:p><text:s/>25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.888888888888889" calcext:value-type="float">
            <text:p><text:s/>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431.1024777778" calcext:value-type="float">
            <text:p><text:s/>14,4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15736.8888888889" calcext:value-type="float">
            <text:p><text:s/>15,7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411683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3185.29755293" calcext:value-type="float">
            <text:p><text:s/>73,1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185.29755293" calcext:value-type="float">
            <text:p><text:s/>73,1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3185.29755293" calcext:value-type="float">
            <text:p><text:s/>73,1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185.29755293" calcext:value-type="float">
            <text:p><text:s/>73,1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3185.29755293" calcext:value-type="float">
            <text:p>( 73,18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3185.29755293" calcext:value-type="float">
            <text:p>( 73,18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5581.33333333333" calcext:value-type="float">
            <text:p><text:s/>5,5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010" calcext:value-type="float">
            <text:p><text:s/>6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10" calcext:value-type="float">
            <text:p><text:s/>6,0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405.333333333333" calcext:value-type="float">
            <text:p><text:s/>40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08826.111111111" calcext:value-type="float">
            <text:p><text:s/>308,826 <text:s/></text:p>
          </table:table-cell>
          <table:table-cell table:style-name="ce42" office:value-type="float" office:value="301383.111111111" calcext:value-type="float">
            <text:p><text:s/>301,383 <text:s/></text:p>
          </table:table-cell>
          <table:table-cell table:style-name="ce42" office:value-type="float" office:value="7443" calcext:value-type="float">
            <text:p><text:s/>7,4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08826.111111111" calcext:value-type="float">
            <text:p><text:s/>308,826 <text:s/></text:p>
          </table:table-cell>
          <table:table-cell table:style-name="ce42" office:value-type="float" office:value="301383.111111111" calcext:value-type="float">
            <text:p><text:s/>301,383 <text:s/></text:p>
          </table:table-cell>
          <table:table-cell table:style-name="ce42" office:value-type="float" office:value="7443" calcext:value-type="float">
            <text:p><text:s/>7,4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51280" calcext:value-type="float">
            <text:p>( 151,28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2485.3333333333" calcext:value-type="float">
            <text:p>( 42,48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9124" calcext:value-type="float">
            <text:p><text:s/>79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124" calcext:value-type="float">
            <text:p><text:s/>79,1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9124" calcext:value-type="float">
            <text:p><text:s/>79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124" calcext:value-type="float">
            <text:p><text:s/>79,1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838.88888888889" calcext:value-type="float">
            <text:p><text:s/>4,839 <text:s/></text:p>
          </table:table-cell>
          <table:table-cell table:style-name="ce42" office:value-type="float" office:value="3288.88888888889" calcext:value-type="float">
            <text:p><text:s/>3,289 <text:s/></text:p>
          </table:table-cell>
          <table:table-cell table:style-name="ce42" office:value-type="float" office:value="1550" calcext:value-type="float">
            <text:p><text:s/>1,5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940.44444444444" calcext:value-type="float">
            <text:p><text:s/>1,9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4858.6666666667" calcext:value-type="float">
            <text:p><text:s/>54,859 <text:s/></text:p>
          </table:table-cell>
          <table:table-cell table:style-name="ce42" office:value-type="float" office:value="54274.6666666667" calcext:value-type="float">
            <text:p><text:s/>54,275 <text:s/></text:p>
          </table:table-cell>
          <table:table-cell table:style-name="ce42" office:value-type="float" office:value="584" calcext:value-type="float">
            <text:p><text:s/>5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83" calcext:value-type="float">
            <text:p><text:s/>7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3" calcext:value-type="float">
            <text:p><text:s/>7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90.222222222222" calcext:value-type="float">
            <text:p><text:s/>1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10.3829216289" calcext:value-type="float">
            <text:p><text:s/>25,8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810.3829216289" calcext:value-type="float">
            <text:p><text:s/>25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53085.111111111" calcext:value-type="float">
            <text:p><text:s/>153,085 <text:s/></text:p>
          </table:table-cell>
          <table:table-cell table:style-name="ce42" office:value-type="float" office:value="121623.111111111" calcext:value-type="float">
            <text:p><text:s/>121,623 <text:s/></text:p>
          </table:table-cell>
          <table:table-cell table:style-name="ce42" office:value-type="float" office:value="31462" calcext:value-type="float">
            <text:p><text:s/>31,4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8001.888888889" calcext:value-type="float">
            <text:p><text:s/>128,002 <text:s/></text:p>
          </table:table-cell>
          <table:table-cell table:style-name="ce42" office:value-type="float" office:value="105088.888888889" calcext:value-type="float">
            <text:p><text:s/>105,089 <text:s/></text:p>
          </table:table-cell>
          <table:table-cell table:style-name="ce42" office:value-type="float" office:value="22913" calcext:value-type="float">
            <text:p><text:s/>22,9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680.2222222222" calcext:value-type="float">
            <text:p><text:s/>21,680 <text:s/></text:p>
          </table:table-cell>
          <table:table-cell table:style-name="ce42" office:value-type="float" office:value="13446.2222222222" calcext:value-type="float">
            <text:p><text:s/>13,446 <text:s/></text:p>
          </table:table-cell>
          <table:table-cell table:style-name="ce42" office:value-type="float" office:value="8234" calcext:value-type="float">
            <text:p><text:s/>8,2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403" calcext:value-type="float">
            <text:p><text:s/>3,403 <text:s/></text:p>
          </table:table-cell>
          <table:table-cell table:style-name="ce43" office:value-type="float" office:value="3088" calcext:value-type="float">
            <text:p><text:s/>3,088 <text:s/></text:p>
          </table:table-cell>
          <table:table-cell table:style-name="ce43" office:value-type="float" office:value="315" calcext:value-type="float">
            <text:p><text:s/>31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16385.777777778" calcext:value-type="float">
            <text:p><text:s/>616,386 <text:s/></text:p>
          </table:table-cell>
          <table:table-cell table:style-name="ce44" office:value-type="float" office:value="601073.777777778" calcext:value-type="float">
            <text:p><text:s/>601,074 <text:s/></text:p>
          </table:table-cell>
          <table:table-cell table:style-name="ce44" office:value-type="float" office:value="15312" calcext:value-type="float">
            <text:p><text:s/>15,31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40333.333333333" calcext:value-type="float">
            <text:p><text:s/>340,3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40333.333333333" calcext:value-type="float">
            <text:p><text:s/>340,3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844307.590815" calcext:value-type="float">
            <text:p><text:s/>5,844,308 <text:s/></text:p>
          </table:table-cell>
          <table:table-cell table:style-name="ce42" office:value-type="float" office:value="29504" calcext:value-type="float">
            <text:p><text:s/>29,504 <text:s/></text:p>
          </table:table-cell>
          <table:table-cell table:style-name="ce42" office:value-type="float" office:value="5814803.590815" calcext:value-type="float">
            <text:p><text:s/>5,814,804 <text:s/></text:p>
          </table:table-cell>
          <table:table-cell table:style-name="ce42" office:value-type="float" office:value="503467.806824" calcext:value-type="float">
            <text:p><text:s/>503,468 <text:s/></text:p>
          </table:table-cell>
          <table:table-cell table:number-columns-repeated="2" table:style-name="ce42" office:value-type="float" office:value="264185.598824" calcext:value-type="float">
            <text:p><text:s/>264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82.208" calcext:value-type="float">
            <text:p><text:s/>239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548009.73" calcext:value-type="float">
            <text:p><text:s/>5,548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8009.73" calcext:value-type="float">
            <text:p><text:s/>5,548,0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6297.860815" calcext:value-type="float">
            <text:p><text:s/>296,298 <text:s/></text:p>
          </table:table-cell>
          <table:table-cell table:style-name="ce42" office:value-type="float" office:value="29504" calcext:value-type="float">
            <text:p><text:s/>29,504 <text:s/></text:p>
          </table:table-cell>
          <table:table-cell table:style-name="ce42" office:value-type="float" office:value="266793.860815" calcext:value-type="float">
            <text:p><text:s/>266,794 <text:s/></text:p>
          </table:table-cell>
          <table:table-cell table:style-name="ce42" office:value-type="float" office:value="503467.806824" calcext:value-type="float">
            <text:p><text:s/>503,468 <text:s/></text:p>
          </table:table-cell>
          <table:table-cell table:number-columns-repeated="2" table:style-name="ce42" office:value-type="float" office:value="264185.598824" calcext:value-type="float">
            <text:p><text:s/>264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82.208" calcext:value-type="float">
            <text:p><text:s/>239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62437.480191111" calcext:value-type="float">
            <text:p><text:s/>462,437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225839.76" calcext:value-type="float">
            <text:p><text:s/>10,225,8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25839.76" calcext:value-type="float">
            <text:p><text:s/>10,225,840 <text:s/></text:p>
          </table:table-cell>
          <table:table-cell table:style-name="ce43" office:value-type="float" office:value="462437.480191111" calcext:value-type="float">
            <text:p><text:s/>462,43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5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150.5035566378" calcext:value-type="float">
            <text:p><text:s/>34,1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225839.76" calcext:value-type="float">
            <text:p><text:s/>10,225,840 <text:s/></text:p>
          </table:table-cell>
          <table:table-cell table:style-name="ce42" office:value-type="float" office:value="848473.515746667" calcext:value-type="float">
            <text:p><text:s/>848,4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225839.76" calcext:value-type="float">
            <text:p><text:s/>10,225,840 <text:s/></text:p>
          </table:table-cell>
          <table:table-cell table:style-name="ce42" office:value-type="float" office:value="848473.515746667" calcext:value-type="float">
            <text:p><text:s/>848,4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036.035555556" calcext:value-type="float">
            <text:p><text:s/>386,0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20040.3954644" calcext:value-type="float">
            <text:p><text:s/>12,720,0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036.035555556" calcext:value-type="float">
            <text:p><text:s/>386,0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20040.3954644" calcext:value-type="float">
            <text:p><text:s/>12,720,0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5547.44456" calcext:value-type="float">
            <text:p><text:s/>1,265,5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1.29942222222" calcext:value-type="float">
            <text:p><text:s/>1,1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.635375555556" calcext:value-type="float">
            <text:p><text:s/>2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1.853673333333" calcext:value-type="float">
            <text:p><text:s/>6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8776.887844444" calcext:value-type="float">
            <text:p><text:s/>288,7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0359.947768889" calcext:value-type="float">
            <text:p><text:s/>490,3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4395.764444444" calcext:value-type="float">
            <text:p><text:s/>484,3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.0560311111111" calcext:value-type="float">
            <text:p><text:s/>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42333.272563362" calcext:value-type="float">
            <text:p><text:s/>642,3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778009.1747844" calcext:value-type="float">
            <text:p><text:s/>10,778,0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778009.1747844" calcext:value-type="float">
            <text:p><text:s/>10,778,0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48428.90387333" calcext:value-type="float">
            <text:p><text:s/>5,748,4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97.2998955556" calcext:value-type="float">
            <text:p><text:s/>18,2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672.223731111" calcext:value-type="float">
            <text:p><text:s/>292,6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0821.209706667" calcext:value-type="float">
            <text:p><text:s/>720,8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51.7030777778" calcext:value-type="float">
            <text:p><text:s/>18,2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687.8287311111" calcext:value-type="float">
            <text:p><text:s/>55,6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076.312924444" calcext:value-type="float">
            <text:p><text:s/>331,0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70.0447755556" calcext:value-type="float">
            <text:p><text:s/>26,8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6265.76600889" calcext:value-type="float">
            <text:p><text:s/>1,146,2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168.099124444" calcext:value-type="float">
            <text:p><text:s/>391,1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3297.327617778" calcext:value-type="float">
            <text:p>( 143,29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2120.083142222" calcext:value-type="float">
            <text:p>( 222,12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750.6883644444" calcext:value-type="float">
            <text:p>( 25,75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1310.476533333" calcext:value-type="float">
            <text:p><text:s/>541,3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787.190351111" calcext:value-type="float">
            <text:p><text:s/>213,7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088.643153333" calcext:value-type="float">
            <text:p><text:s/>201,0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336.2291333333" calcext:value-type="float">
            <text:p><text:s/>61,3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63286.050391111" calcext:value-type="float">
            <text:p><text:s/>263,2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4534.815491111" calcext:value-type="float">
            <text:p><text:s/>454,5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311.282682222" calcext:value-type="float">
            <text:p><text:s/>242,3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223.532808889" calcext:value-type="float">
            <text:p><text:s/>212,2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9828.085684444" calcext:value-type="float">
            <text:p><text:s/>749,8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7477.038168889" calcext:value-type="float">
            <text:p><text:s/>717,4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351.0475155556" calcext:value-type="float">
            <text:p><text:s/>32,3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691.7785888889" calcext:value-type="float">
            <text:p>( 13,69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1767.197997778" calcext:value-type="float">
            <text:p><text:s/>361,7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36529.719106667" calcext:value-type="float">
            <text:p><text:s/>136,5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3111.132644444" calcext:value-type="float">
            <text:p><text:s/>523,1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545.695046667" calcext:value-type="float">
            <text:p><text:s/>125,5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163.187226667" calcext:value-type="float">
            <text:p><text:s/>110,1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386.8752933333" calcext:value-type="float">
            <text:p><text:s/>97,3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908.8838533333" calcext:value-type="float">
            <text:p><text:s/>53,9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973.8409844444" calcext:value-type="float">
            <text:p><text:s/>21,9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973.8409844444" calcext:value-type="float">
            <text:p><text:s/>21,9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154.147124444" calcext:value-type="float">
            <text:p><text:s/>195,1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395.2372133333" calcext:value-type="float">
            <text:p><text:s/>38,3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6758.909911111" calcext:value-type="float">
            <text:p><text:s/>156,7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2109.93403556" calcext:value-type="float">
            <text:p><text:s/>2,392,1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935.130657245" calcext:value-type="float">
            <text:p><text:s/>278,9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785.160679464" calcext:value-type="float">
            <text:p><text:s/>115,7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12.1574933333" calcext:value-type="float">
            <text:p><text:s/>31,6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072.9388311111" calcext:value-type="float">
            <text:p><text:s/>31,0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507.4299911111" calcext:value-type="float">
            <text:p><text:s/>65,5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884.0065537904" calcext:value-type="float">
            <text:p><text:s/>62,8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420.809603863" calcext:value-type="float">
            <text:p><text:s/>25,4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433.159381193" calcext:value-type="float">
            <text:p><text:s/>355,4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504.091575556" calcext:value-type="float">
            <text:p><text:s/>294,5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30955.04926889" calcext:value-type="float">
            <text:p><text:s/>1,130,9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420342.34876667" calcext:value-type="float">
            <text:p><text:s/>2,420,3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315640" calcext:value-type="float">
            <text:p><text:s/>35,315,640 <text:s/></text:p>
          </table:table-cell>
          <table:table-cell table:style-name="ce42" office:value-type="float" office:value="8879374.002" calcext:value-type="float">
            <text:p><text:s/>8,879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315640" calcext:value-type="float">
            <text:p><text:s/>35,315,640 <text:s/></text:p>
          </table:table-cell>
          <table:table-cell table:style-name="ce42" office:value-type="float" office:value="8879374.002" calcext:value-type="float">
            <text:p><text:s/>8,879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4592" calcext:value-type="float">
            <text:p><text:s/>54,59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63214.47556709" calcext:value-type="float">
            <text:p><text:s/>1,763,214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86835.089012" calcext:value-type="float">
            <text:p><text:s/>76,486,835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1229.08963855" calcext:value-type="float">
            <text:p><text:s/>1,921,229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4963.33333333" calcext:value-type="float">
            <text:p><text:s/>2,644,963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9632.88888889" calcext:value-type="float">
            <text:p><text:s/>1,439,633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8293.21020607" calcext:value-type="float">
            <text:p><text:s/>2,948,29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4592" calcext:value-type="float">
            <text:p><text:s/>54,59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9295931.0425122" calcext:value-type="float">
            <text:p><text:s/>69,295,931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66337.10602556" calcext:value-type="float">
            <text:p><text:s/>5,766,337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48892.962912194" calcext:value-type="float">
            <text:p><text:s/>548,893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560465.7190954" calcext:value-type="float">
            <text:p><text:s/>70,560,466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52990.72555556" calcext:value-type="float">
            <text:p><text:s/>3,252,991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7397.18790444" calcext:value-type="float">
            <text:p><text:s/>2,417,397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83627" calcext:value-type="float">
            <text:p><text:s/>33,783,627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72166.1782637" calcext:value-type="float">
            <text:p><text:s/>28,372,16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34284.62737175" calcext:value-type="float">
            <text:p><text:s/>2,734,285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157684.9630944" calcext:value-type="float">
            <text:p><text:s/>57,157,685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686647.7203629" calcext:value-type="float">
            <text:p><text:s/>52,686,648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71037.24273156" calcext:value-type="float">
            <text:p><text:s/>4,471,037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3107.72306444" calcext:value-type="float">
            <text:p><text:s/>4,563,108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7.16608888889" calcext:value-type="float">
            <text:p><text:s/>1,217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0566.57382" calcext:value-type="float">
            <text:p><text:s/>320,567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432.300333333" calcext:value-type="float">
            <text:p><text:s/>323,432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6.742562222222" calcext:value-type="float">
            <text:p><text:s/>847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2172.09423777" calcext:value-type="float">
            <text:p><text:s/>2,942,172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0433.692213333" calcext:value-type="float">
            <text:p><text:s/>490,434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395.764444444" calcext:value-type="float">
            <text:p><text:s/>484,396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.3893644444444" calcext:value-type="float">
            <text:p><text:s/>43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50186.441430029" calcext:value-type="float">
            <text:p><text:s/>650,186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4592" calcext:value-type="float">
            <text:p><text:s/>54,5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364626.053079" calcext:value-type="float">
            <text:p><text:s/>44,364,626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592" calcext:value-type="float">
            <text:p><text:s/>54,5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940949.5438303" calcext:value-type="float">
            <text:p><text:s/>36,940,950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83089.7716947" calcext:value-type="float">
            <text:p><text:s/>17,183,090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498.6998955556" calcext:value-type="float">
            <text:p><text:s/>49,49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8718.523125567" calcext:value-type="float">
            <text:p><text:s/>768,719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4265.97115389" calcext:value-type="float">
            <text:p><text:s/>1,964,266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38.4671933333" calcext:value-type="float">
            <text:p><text:s/>56,438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28.5249088889" calcext:value-type="float">
            <text:p><text:s/>66,729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9053.43138203" calcext:value-type="float">
            <text:p><text:s/>1,129,053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71.1974977778" calcext:value-type="float">
            <text:p><text:s/>39,171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59888.36661763" calcext:value-type="float">
            <text:p><text:s/>3,859,888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0905.61195508" calcext:value-type="float">
            <text:p><text:s/>2,130,906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68797.02296724" calcext:value-type="float">
            <text:p>( 1,568,797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36357.900623397" calcext:value-type="float">
            <text:p>( 536,358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750.6883644444" calcext:value-type="float">
            <text:p>( 25,751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8467.160323683" calcext:value-type="float">
            <text:p><text:s/>948,46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0515.594338864" calcext:value-type="float">
            <text:p><text:s/>780,516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1787.247732222" calcext:value-type="float">
            <text:p><text:s/>361,787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531.222705111" calcext:value-type="float">
            <text:p><text:s/>159,531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22874.725275911" calcext:value-type="float">
            <text:p><text:s/>522,875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1806.31442111" calcext:value-type="float">
            <text:p><text:s/>3,451,806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7280.07058778" calcext:value-type="float">
            <text:p><text:s/>2,287,280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4526.24383333" calcext:value-type="float">
            <text:p><text:s/>1,164,526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6722.365293333" calcext:value-type="float">
            <text:p>( 236,722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50520.2519833333" calcext:value-type="float">
            <text:p>( 50,520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8698.37684111" calcext:value-type="float">
            <text:p><text:s/>2,568,698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4544.80331444" calcext:value-type="float">
            <text:p><text:s/>2,434,54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153.573526667" calcext:value-type="float">
            <text:p><text:s/>134,154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081.7785888889" calcext:value-type="float">
            <text:p>( 14,082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4501.715127778" calcext:value-type="float">
            <text:p><text:s/>494,502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2659.878031111" calcext:value-type="float">
            <text:p><text:s/>162,660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423.46663965" calcext:value-type="float">
            <text:p><text:s/>658,423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021.838454444" calcext:value-type="float">
            <text:p><text:s/>196,022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3584.077806667" calcext:value-type="float">
            <text:p><text:s/>313,584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270.85414271" calcext:value-type="float">
            <text:p><text:s/>123,271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166.872742222" calcext:value-type="float">
            <text:p><text:s/>236,167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91991.6173783" calcext:value-type="float">
            <text:p><text:s/>10,791,992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857.666666667" calcext:value-type="float">
            <text:p><text:s/>316,858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92911.6208383" calcext:value-type="float">
            <text:p><text:s/>10,092,912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30.19654" calcext:value-type="float">
            <text:p><text:s/>72,03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192.133333333" calcext:value-type="float">
            <text:p><text:s/>310,192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5054.08045778" calcext:value-type="float">
            <text:p><text:s/>1,185,054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86.6816577778" calcext:value-type="float">
            <text:p><text:s/>40,587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44467.3988" calcext:value-type="float">
            <text:p><text:s/>1,144,467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37.76" calcext:value-type="float">
            <text:p><text:s/>1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5642.36992173" calcext:value-type="float">
            <text:p><text:s/>3,305,642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8935.130657245" calcext:value-type="float">
            <text:p><text:s/>278,935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3852.938457242" calcext:value-type="float">
            <text:p><text:s/>433,853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446.8463822222" calcext:value-type="float">
            <text:p><text:s/>35,447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46.2721644444" calcext:value-type="float">
            <text:p><text:s/>37,746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268.1411022222" calcext:value-type="float">
            <text:p><text:s/>66,268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240.9843315682" calcext:value-type="float">
            <text:p><text:s/>64,241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20.809603863" calcext:value-type="float">
            <text:p><text:s/>25,42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433.159381193" calcext:value-type="float">
            <text:p><text:s/>355,433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37.76" calcext:value-type="float">
            <text:p><text:s/>1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9661.516350622" calcext:value-type="float">
            <text:p><text:s/>759,662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48636.57149111" calcext:value-type="float">
            <text:p><text:s/>1,248,637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2954.24" calcext:value-type="float">
            <text:p><text:s/>52,9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75171.70437778" calcext:value-type="float">
            <text:p><text:s/>4,475,172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23676.50924864" calcext:value-type="float">
            <text:p><text:s/>7,423,677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23676.50924864" calcext:value-type="float">
            <text:p><text:s/>7,423,677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04639.2" calcext:value-type="float">
            <text:p>( 4,404,639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116723.697001" calcext:value-type="float">
            <text:p><text:s/>133,116,724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256499.697" calcext:value-type="float">
            <text:p><text:s/>120,256,50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60224.000001" calcext:value-type="float">
            <text:p><text:s/>12,860,224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